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EB000004C35F50600558781AC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cm" svg:stroke-color="#000000" svg:stroke-opacity="100%" draw:stroke-linejoin="round" draw:fill="none"/>
    </style:style>
    <style:style style:name="gr3" style:family="graphic" style:parent-style-name="standard">
      <style:graphic-properties draw:stroke="solid" draw:fill="none" draw:shadow="hidden" style:mirror="none"/>
    </style:style>
    <style:style style:name="gr4" style:family="graphic" style:parent-style-name="standard">
      <style:graphic-properties draw:stroke="none" draw:fill="solid" draw:fill-color="#ffcc66" draw:shadow="hidden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1.638cm" fo:padding-top="0.141cm" fo:padding-bottom="0.141cm" fo:padding-left="0.141cm" fo:padding-right="0.14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954cm" fo:padding-top="0.141cm" fo:padding-bottom="0.141cm" fo:padding-left="0.141cm" fo:padding-right="0.141cm"/>
    </style:style>
    <style:style style:name="gr7" style:family="graphic" style:parent-style-name="standard">
      <style:graphic-properties draw:stroke="none" draw:fill="solid" draw:fill-color="#3366ff" draw:shadow="hidden"/>
    </style:style>
    <style:style style:name="gr8" style:family="graphic" style:parent-style-name="standard">
      <style:graphic-properties draw:stroke="none" draw:fill="solid" draw:fill-color="#b3b3b3" draw:shadow="hidden"/>
    </style:style>
    <style:style style:name="gr9" style:family="graphic" style:parent-style-name="standard">
      <style:graphic-properties draw:stroke="solid" svg:stroke-width="0cm" svg:stroke-color="#000000" svg:stroke-opacity="100%" draw:stroke-linejoin="miter" draw:fill="none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0.954cm" fo:padding-top="0.141cm" fo:padding-bottom="0.141cm" fo:padding-left="0cm" fo:padding-right="0cm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0.722cm" fo:padding-top="0.141cm" fo:padding-bottom="0.141cm" fo:padding-left="0.141cm" fo:padding-right="0.141cm"/>
    </style:style>
    <style:style style:name="gr12" style:family="graphic" style:parent-style-name="standard">
      <style:graphic-properties draw:stroke="solid" svg:stroke-width="0cm" svg:stroke-color="#4677bf" svg:stroke-opacity="100%" draw:stroke-linejoin="round" draw:fill="none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0.331cm" fo:padding-top="0.141cm" fo:padding-bottom="0.141cm" fo:padding-left="0.141cm" fo:padding-right="0.14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0.374cm" fo:padding-top="0.141cm" fo:padding-bottom="0.141cm" fo:padding-left="0.141cm" fo:padding-right="0.141cm"/>
      <style:paragraph-properties style:writing-mode="lr-tb"/>
    </style:style>
    <style:style style:name="gr15" style:family="graphic" style:parent-style-name="standard">
      <style:graphic-properties draw:stroke="solid" svg:stroke-width="0cm" svg:stroke-color="#ffffff" svg:stroke-opacity="100%" draw:stroke-linejoin="round" draw:fill="none"/>
    </style:style>
    <style:style style:name="gr16" style:family="graphic" style:parent-style-name="standard">
      <style:graphic-properties draw:stroke="none" draw:fill="solid" draw:fill-color="#ff0000" draw:textarea-vertical-align="middle" draw:shadow="hidden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vertical-align="middle" fo:min-height="0.329cm" fo:padding-top="0.141cm" fo:padding-bottom="0.141cm" fo:padding-left="0.141cm" fo:padding-right="0.14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vertical-align="middle" fo:min-height="0.049cm" fo:padding-top="0.141cm" fo:padding-bottom="0.141cm" fo:padding-left="0.141cm" fo:padding-right="0.14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vertical-align="middle" fo:min-height="0.953cm" fo:padding-top="0.141cm" fo:padding-bottom="0.141cm" fo:padding-left="0.141cm" fo:padding-right="0.141cm"/>
      <style:paragraph-properties style:writing-mode="lr-tb"/>
    </style:style>
    <style:style style:name="gr20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vertical-align="middle" fo:min-height="1.266cm" fo:padding-top="0.141cm" fo:padding-bottom="0.141cm" fo:padding-left="0.141cm" fo:padding-right="0.141cm"/>
      <style:paragraph-properties style:writing-mode="lr-tb"/>
    </style:style>
    <style:style style:name="gr22" style:family="graphic" style:parent-style-name="standard">
      <style:graphic-properties draw:stroke="solid" svg:stroke-width="0cm" svg:stroke-color="#000000" svg:stroke-opacity="100%" draw:stroke-linejoin="round" draw:fill="solid" draw:fill-color="#ffffff"/>
    </style:style>
    <style:style style:name="gr23" style:family="graphic" style:parent-style-name="Arrow_20_Line" style:list-style-name="L1">
      <style:graphic-properties draw:textarea-vertical-align="middle"/>
      <style:paragraph-properties style:writing-mode="lr-tb"/>
    </style:style>
    <style:style style:name="gr24" style:family="graphic" style:parent-style-name="standard">
      <style:graphic-properties draw:stroke="none" draw:fill="none" fo:min-height="0.32cm"/>
      <style:paragraph-properties style:writing-mode="lr-tb"/>
    </style:style>
    <style:style style:name="gr25" style:family="graphic" style:parent-style-name="Arrow_20_Line" style:list-style-name="L1">
      <style:graphic-properties draw:textarea-vertical-align="middle"/>
      <style:paragraph-properties style:writing-mode="lr-tb"/>
    </style:style>
    <style:style style:name="gr26" style:family="graphic" style:parent-style-name="Arrow_20_Line" style:list-style-name="L1">
      <style:graphic-properties draw:textarea-vertical-align="middle"/>
      <style:paragraph-properties style:writing-mode="lr-tb"/>
    </style:style>
    <style:style style:name="gr27" style:family="graphic" style:parent-style-name="Arrow_20_Line" style:list-style-name="L1">
      <style:graphic-properties draw:textarea-vertical-align="middle"/>
      <style:paragraph-properties style:writing-mode="lr-tb"/>
    </style:style>
    <style:style style:name="gr28" style:family="graphic" style:parent-style-name="Arrow_20_Line" style:list-style-name="L1">
      <style:graphic-properties draw:textarea-vertical-align="middle"/>
      <style:paragraph-properties style:writing-mode="lr-tb"/>
    </style:style>
    <style:style style:name="gr29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.001cm"/>
    </style:style>
    <style:style style:name="gr30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stroke="none" svg:stroke-color="#000000" draw:fill="none" draw:fill-color="#ffffff" draw:textarea-vertical-align="middle" fo:min-height="0cm" fo:padding-top="0.141cm" fo:padding-bottom="0.141cm" fo:padding-left="0.141cm" fo:padding-right="0.141cm"/>
      <style:paragraph-properties style:writing-mode="lr-tb"/>
    </style:style>
    <style:style style:name="P1" style:family="paragraph">
      <loext:graphic-properties draw:fill="solid" draw:fill-color="#ffffff"/>
      <style:text-properties fo:language="en" fo:country="CA"/>
    </style:style>
    <style:style style:name="P2" style:family="paragraph">
      <loext:graphic-properties draw:fill="none"/>
      <style:text-properties fo:language="en" fo:country="CA"/>
    </style:style>
    <style:style style:name="P3" style:family="paragraph">
      <loext:graphic-properties draw:fill="solid" draw:fill-color="#ffcc66"/>
      <style:text-properties fo:language="en" fo:country="CA"/>
    </style:style>
    <style:style style:name="P4" style:family="paragraph">
      <style:paragraph-properties fo:margin-left="0cm" fo:margin-right="0cm" fo:margin-top="0cm" fo:margin-bottom="0cm" fo:line-height="120%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20%" fo:text-align="center" fo:text-indent="0cm" style:writing-mode="lr-tb"/>
      <style:text-properties fo:language="en" fo:country="CA"/>
    </style:style>
    <style:style style:name="P6" style:family="paragraph">
      <loext:graphic-properties draw:fill="none" draw:fill-color="#ffffff"/>
      <style:text-properties fo:language="en" fo:country="CA"/>
    </style:style>
    <style:style style:name="P7" style:family="paragraph">
      <loext:graphic-properties draw:fill="solid" draw:fill-color="#3366ff"/>
      <style:text-properties fo:language="en" fo:country="CA"/>
    </style:style>
    <style:style style:name="P8" style:family="paragraph">
      <loext:graphic-properties draw:fill="solid" draw:fill-color="#b3b3b3"/>
      <style:text-properties fo:language="en" fo:country="CA"/>
    </style:style>
    <style:style style:name="P9" style:family="paragraph">
      <style:paragraph-properties fo:margin-left="0cm" fo:margin-right="0cm" fo:margin-top="0cm" fo:margin-bottom="0cm" fo:line-height="120%" fo:text-align="end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20%" fo:text-align="end" fo:text-indent="0cm" style:writing-mode="lr-tb"/>
      <style:text-properties fo:language="en" fo:country="CA"/>
    </style:style>
    <style:style style:name="P11" style:family="paragraph">
      <style:paragraph-properties fo:margin-left="0cm" fo:margin-right="0cm" fo:margin-top="0cm" fo:margin-bottom="0cm" fo:line-height="120%" fo:text-align="start" fo:text-indent="0cm"/>
      <style:text-properties fo:font-weight="normal" style:font-weight-asian="normal" style:font-weight-complex="normal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20%" fo:text-align="start" fo:text-indent="0cm" style:writing-mode="lr-tb"/>
      <style:text-properties fo:language="en" fo:country="CA" fo:font-weight="normal" style:font-weight-asian="normal" style:font-weight-complex="normal"/>
    </style:style>
    <style:style style:name="P13" style:family="paragraph">
      <style:paragraph-properties fo:margin-left="0cm" fo:margin-right="0cm" fo:margin-top="0cm" fo:margin-bottom="0cm" fo:line-height="120%" fo:text-align="start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20%" fo:text-align="start" fo:text-indent="0cm" style:writing-mode="lr-tb"/>
      <style:text-properties fo:language="en" fo:country="CA"/>
    </style:style>
    <style:style style:name="P15" style:family="paragraph">
      <style:paragraph-properties fo:text-align="center"/>
      <style:text-properties fo:language="en" fo:country="CA"/>
    </style:style>
    <style:style style:name="P16" style:family="paragraph">
      <loext:graphic-properties draw:fill="solid" draw:fill-color="#ff0000"/>
      <style:paragraph-properties fo:text-align="center"/>
      <style:text-properties fo:color="#ffffff" loext:opacity="100%" loext:color-lum-mod="100%" loext:color-lum-off="0%" fo:language="en" fo:country="CA" fo:font-weight="normal" style:font-weight-asian="normal" style:font-weight-complex="normal"/>
    </style:style>
    <style:style style:name="P17" style:family="paragraph">
      <loext:graphic-properties draw:fill="solid" draw:fill-color="#ffffff"/>
      <style:paragraph-properties fo:text-align="center"/>
      <style:text-properties fo:language="en" fo:country="CA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1" style:font-size-complex="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loext:color-lum-mod="100%" loext:color-lum-off="0%" style:text-outline="false" style:text-line-through-style="none" style:text-line-through-type="none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1" style:font-size-complex="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/>
      <style:paragraph-properties style:writing-mode="lr-tb"/>
    </style:style>
    <style:style style:name="P21" style:family="paragraph">
      <style:paragraph-properties fo:margin-left="0cm" fo:margin-right="0cm" fo:margin-top="0cm" fo:margin-bottom="0cm" fo:line-height="120%" fo:text-align="end" fo:text-indent="0cm"/>
      <style:text-properties fo:font-weight="normal" style:font-weight-asian="normal" style:font-weight-complex="normal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20%" fo:text-align="end" fo:text-indent="0cm" style:writing-mode="lr-tb"/>
      <style:text-properties fo:language="en" fo:country="CA" fo:font-weight="normal" style:font-weight-asian="normal" style:font-weight-complex="normal"/>
    </style:style>
    <style:style style:name="T1" style:family="text">
      <style:text-properties fo:color="#000000" loext:opacity="100%" style:font-name="Arial" fo:font-size="9pt" fo:language="en" fo:country="CA" style:font-name-asian="Arial" style:font-size-asian="9pt" style:font-name-complex="Arial" style:font-size-complex="9pt"/>
    </style:style>
    <style:style style:name="T2" style:family="text">
      <style:text-properties fo:color="#000000" loext:opacity="100%" style:font-name="Arial" fo:font-size="7pt" fo:language="en" fo:country="CA" style:font-name-asian="Arial" style:font-size-asian="7pt" style:font-name-complex="Arial" style:font-size-complex="7pt"/>
    </style:style>
    <style:style style:name="T3" style:family="text">
      <style:text-properties fo:color="#000000" loext:opacity="100%" style:font-name="Arial" fo:font-size="7pt" fo:language="en" fo:country="CA" fo:font-weight="normal" style:font-name-asian="Arial" style:font-size-asian="7pt" style:font-weight-asian="normal" style:font-name-complex="Arial" style:font-size-complex="7pt" style:font-weight-complex="normal"/>
    </style:style>
    <style:style style:name="T4" style:family="text">
      <style:text-properties fo:color="#3366ff" loext:opacity="100%" style:font-name="Arial" fo:font-size="7pt" fo:language="en" fo:country="CA" style:font-name-asian="Arial" style:font-size-asian="7pt" style:font-name-complex="Arial" style:font-size-complex="7pt"/>
    </style:style>
    <style:style style:name="T5" style:family="text">
      <style:text-properties fo:color="#ffffff" loext:opacity="100%" fo:font-size="10.5pt" fo:font-weight="normal" style:font-size-asian="10.5pt" style:font-weight-asian="normal" style:font-size-complex="10.5pt" style:font-weight-complex="normal"/>
    </style:style>
    <style:style style:name="T6" style:family="text">
      <style:text-properties fo:color="#ffffff" loext:opacity="100%" style:font-name="Arial" fo:font-size="9pt" fo:language="en" fo:country="CA" fo:font-weight="bold" style:font-name-asian="Arial" style:font-size-asian="9pt" style:font-weight-asian="bold" style:font-name-complex="Arial" style:font-size-complex="9pt" style:font-weight-complex="bold"/>
    </style:style>
    <style:style style:name="T7" style:family="text">
      <style:text-properties fo:color="#000000" loext:opacity="100%" style:font-name="Arial" fo:font-size="7pt" fo:language="en" fo:country="CA" fo:font-weight="bold" style:font-name-asian="Arial" style:font-size-asian="7pt" style:font-weight-asian="bold" style:font-name-complex="Arial" style:font-size-complex="7pt" style:font-weight-complex="bold"/>
    </style:style>
    <style:style style:name="T8" style:family="text">
      <style:text-properties style:use-window-font-color="true" loext:opacity="0%" style:text-outline="false" style:text-line-through-style="none" style:text-line-through-type="none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1" style:font-size-complex="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loext:opacity="100%" style:font-name="Arial" fo:font-size="7pt" fo:language="en" fo:country="CA" fo:text-shadow="none" fo:font-weight="normal" style:font-name-asian="Arial" style:font-size-asian="7pt" style:font-weight-asian="normal" style:font-name-complex="Arial" style:font-size-complex="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lan gymnases" draw:style-name="dp1" draw:master-page-name="Default">
        <draw:g>
          <draw:path draw:style-name="gr1" draw:text-style-name="P1" draw:layer="layout" svg:width="0.298cm" svg:height="0.261cm" svg:x="7.378cm" svg:y="11.05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2" draw:text-style-name="P2" draw:layer="layout" svg:width="0.298cm" svg:height="0.261cm" draw:transform="rotate (1.5707963267949) translate (7.397cm 11.34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1" draw:text-style-name="P1" draw:layer="layout" svg:width="0.298cm" svg:height="0.261cm" svg:x="11.983cm" svg:y="6.57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2" draw:text-style-name="P2" draw:layer="layout" svg:width="0.298cm" svg:height="0.261cm" svg:x="11.983cm" svg:y="6.57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1" draw:text-style-name="P1" draw:layer="layout" svg:width="0.298cm" svg:height="0.261cm" svg:x="11.983cm" svg:y="6.08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2" draw:text-style-name="P2" draw:layer="layout" svg:width="0.298cm" svg:height="0.261cm" svg:x="11.983cm" svg:y="6.08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1" draw:text-style-name="P1" draw:layer="layout" svg:width="0.298cm" svg:height="0.261cm" svg:x="11.983cm" svg:y="5.56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2" draw:text-style-name="P2" draw:layer="layout" svg:width="0.298cm" svg:height="0.261cm" svg:x="11.983cm" svg:y="5.56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1" draw:text-style-name="P1" draw:layer="layout" svg:width="0.298cm" svg:height="0.261cm" svg:x="11.983cm" svg:y="5.55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2" draw:text-style-name="P2" draw:layer="layout" svg:width="0.298cm" svg:height="0.261cm" svg:x="11.983cm" svg:y="5.55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olygon draw:style-name="gr1" draw:text-style-name="P1" draw:layer="layout" svg:width="0.706cm" svg:height="0.706cm" draw:transform="rotate (0.174532925199433) translate (13.1132267663163cm 4.60747482316016cm)" svg:viewBox="0 0 707 707" draw:points="0,353 353,707 707,353 353,0">
            <text:p/>
          </draw:polygon>
          <draw:polygon draw:style-name="gr2" draw:text-style-name="P2" draw:layer="layout" svg:width="0.706cm" svg:height="0.706cm" draw:transform="rotate (0.174532925199433) translate (13.1132267663163cm 4.60747482316016cm)" svg:viewBox="0 0 707 707" draw:points="0,353 353,707 707,353 353,0">
            <text:p/>
          </draw:polygon>
        </draw:g>
        <draw:frame draw:style-name="gr3" draw:text-style-name="P2" draw:layer="layout" svg:width="18.506cm" svg:height="17.918cm" svg:x="4.497cm" svg:y="1.422cm">
          <draw:image xlink:href="Pictures/10000001000004EB000004C35F50600558781AC8.png" xlink:type="simple" xlink:show="embed" xlink:actuate="onLoad" draw:mime-type="image/png">
            <text:p/>
          </draw:image>
        </draw:frame>
        <draw:g>
          <draw:polygon draw:style-name="gr4" draw:text-style-name="P3" draw:layer="layout" svg:width="1.999cm" svg:height="1.999cm" svg:x="6.604cm" svg:y="6.056cm" svg:viewBox="0 0 2000 2000" draw:points="0,2000 2000,2000 2000,0 0,0">
            <text:p/>
          </draw:polygon>
          <draw:polygon draw:style-name="gr2" draw:text-style-name="P2" draw:layer="layout" svg:width="1.999cm" svg:height="1.999cm" svg:x="6.604cm" svg:y="6.056cm" svg:viewBox="0 0 2000 2000" draw:points="0,2000 2000,2000 2000,0 0,0">
            <text:p/>
          </draw:polygon>
        </draw:g>
        <draw:frame draw:style-name="gr5" draw:text-style-name="P5" draw:layer="layout" svg:width="2.021cm" svg:height="1.92cm" svg:x="6.583cm" svg:y="6.056cm">
          <draw:text-box>
            <text:p text:style-name="P4"><text:span text:style-name="T1"><text:line-break/></text:span><text:span text:style-name="T1">Platform</text:span><text:span text:style-name="T1"><text:line-break/></text:span><text:span text:style-name="T1"><text:line-break/></text:span><text:span text:style-name="T1"/></text:p>
          </draw:text-box>
        </draw:frame>
        <draw:frame draw:style-name="gr6" draw:text-style-name="P6" draw:layer="layout" svg:width="0.282cm" svg:height="1.236cm" svg:x="7.419cm" svg:y="6.86cm">
          <draw:text-box>
            <text:p/>
          </draw:text-box>
        </draw:frame>
        <draw:g>
          <draw:path draw:style-name="gr1" draw:text-style-name="P1" draw:layer="layout" svg:width="0.299cm" svg:height="0.261cm" svg:x="10.548cm" svg:y="5.369cm" svg:viewBox="0 0 300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h1-1l-15-98c0-5-1-9-3-13-3-3-6-6-9-9-4-2-8-3-13-3h-1c-5 0-9 1-13 3-3 3-6 5-9 9-2 4-3 8-3 13 0 2 0 3 1 5l9 93-9 94c-1 2-1 3-1 5 0 5 1 9 3 13 3 4 6 6 9 9 4 2 8 3 13 3h1c5 0 9-1 13-3 3-3 6-6 9-9 2-4 3-8 3-13l15-98h1z">
            <text:p/>
          </draw:path>
          <draw:path draw:style-name="gr2" draw:text-style-name="P2" draw:layer="layout" svg:width="0.299cm" svg:height="0.261cm" svg:x="10.548cm" svg:y="5.369cm" svg:viewBox="0 0 300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h1-1l-15-98c0-5-1-9-3-13-3-3-6-6-9-9-4-2-8-3-13-3h-1c-5 0-9 1-13 3-3 3-6 5-9 9-2 4-3 8-3 13 0 2 0 3 1 5l9 93-9 94c-1 2-1 3-1 5 0 5 1 9 3 13 3 4 6 6 9 9 4 2 8 3 13 3h1c5 0 9-1 13-3 3-3 6-6 9-9 2-4 3-8 3-13l15-98h1z">
            <text:p/>
          </draw:path>
        </draw:g>
        <draw:g>
          <draw:polygon draw:style-name="gr1" draw:text-style-name="P1" draw:layer="layout" svg:width="0.498cm" svg:height="0.499cm" svg:x="10.098cm" svg:y="5.25cm" svg:viewBox="0 0 499 500" draw:points="0,500 499,500 499,0 0,0">
            <text:p/>
          </draw:polygon>
          <draw:polygon draw:style-name="gr2" draw:text-style-name="P2" draw:layer="layout" svg:width="0.498cm" svg:height="0.499cm" svg:x="10.098cm" svg:y="5.25cm" svg:viewBox="0 0 499 500" draw:points="0,500 499,500 499,0 0,0">
            <text:p/>
          </draw:polygon>
        </draw:g>
        <draw:g>
          <draw:path draw:style-name="gr1" draw:text-style-name="P1" draw:layer="layout" svg:width="0.299cm" svg:height="0.261cm" svg:x="10.548cm" svg:y="6.847cm" svg:viewBox="0 0 300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h1-1l-15-98c0-5-1-9-3-13-3-3-6-6-9-9-4-2-8-3-13-3h-1c-5 0-9 1-13 3-3 3-6 5-9 9-2 4-3 8-3 13 0 2 0 3 1 5l9 93-9 94c-1 2-1 3-1 5 0 5 1 9 3 13 3 4 6 6 9 9 4 2 8 3 13 3h1c5 0 9-1 13-3 3-3 6-6 9-9 2-4 3-8 3-13l15-98h1z">
            <text:p/>
          </draw:path>
          <draw:path draw:style-name="gr2" draw:text-style-name="P2" draw:layer="layout" svg:width="0.299cm" svg:height="0.261cm" svg:x="10.548cm" svg:y="6.847cm" svg:viewBox="0 0 300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h1-1l-15-98c0-5-1-9-3-13-3-3-6-6-9-9-4-2-8-3-13-3h-1c-5 0-9 1-13 3-3 3-6 5-9 9-2 4-3 8-3 13 0 2 0 3 1 5l9 93-9 94c-1 2-1 3-1 5 0 5 1 9 3 13 3 4 6 6 9 9 4 2 8 3 13 3h1c5 0 9-1 13-3 3-3 6-6 9-9 2-4 3-8 3-13l15-98h1z">
            <text:p/>
          </draw:path>
        </draw:g>
        <draw:g>
          <draw:polygon draw:style-name="gr1" draw:text-style-name="P1" draw:layer="layout" svg:width="0.498cm" svg:height="0.499cm" svg:x="10.098cm" svg:y="6.728cm" svg:viewBox="0 0 499 500" draw:points="0,500 499,500 499,0 0,0">
            <text:p/>
          </draw:polygon>
          <draw:polygon draw:style-name="gr2" draw:text-style-name="P2" draw:layer="layout" svg:width="0.498cm" svg:height="0.499cm" svg:x="10.098cm" svg:y="6.728cm" svg:viewBox="0 0 499 500" draw:points="0,500 499,500 499,0 0,0">
            <text:p/>
          </draw:polygon>
        </draw:g>
        <draw:g>
          <draw:path draw:style-name="gr1" draw:text-style-name="P1" draw:layer="layout" svg:width="0.298cm" svg:height="0.261cm" svg:x="10.548cm" svg:y="8.3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2" draw:text-style-name="P2" draw:layer="layout" svg:width="0.298cm" svg:height="0.261cm" svg:x="10.548cm" svg:y="8.3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olygon draw:style-name="gr1" draw:text-style-name="P1" draw:layer="layout" svg:width="0.498cm" svg:height="0.499cm" svg:x="10.098cm" svg:y="8.228cm" svg:viewBox="0 0 499 500" draw:points="0,500 499,500 499,0 0,0">
            <text:p/>
          </draw:polygon>
          <draw:polygon draw:style-name="gr2" draw:text-style-name="P2" draw:layer="layout" svg:width="0.498cm" svg:height="0.499cm" svg:x="10.098cm" svg:y="8.228cm" svg:viewBox="0 0 499 500" draw:points="0,500 499,500 499,0 0,0">
            <text:p/>
          </draw:polygon>
        </draw:g>
        <draw:path draw:style-name="gr2" draw:text-style-name="P2" draw:layer="layout" svg:width="0.436cm" svg:height="6.499cm" svg:x="14cm" svg:y="3.705cm" svg:viewBox="0 0 437 6500" svg:d="M0 0c305 1111 437 2091 437 3250s-132 2139-437 3250">
          <text:p/>
        </draw:path>
        <draw:g>
          <draw:path draw:style-name="gr1" draw:text-style-name="P1" draw:layer="layout" svg:width="0.249cm" svg:height="0.248cm" svg:x="15.408cm" svg:y="4.204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5.408cm" svg:y="4.204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5.408cm" svg:y="4.579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5.408cm" svg:y="4.579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5.408cm" svg:y="4.954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5.408cm" svg:y="4.954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5.408cm" svg:y="5.329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5.408cm" svg:y="5.329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5.408cm" svg:y="5.704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5.408cm" svg:y="5.704cm" svg:viewBox="0 0 250 250" svg:d="M225 0h-1c-4 0-8 1-12 3s-7 5-9 9-3 8-3 12v1 200 1c0 4 1 8 3 12s5 7 9 9 8 3 12 3h1M25 0h-1c-4 0-8 1-12 3s-7 5-9 9-3 8-3 12v1 200c0 4 1 8 3 12s5 7 9 9 8 3 12 3h1 200 1c4 0 8-1 12-3s7-5 9-9 3-8 3-12v-200-1c0-4-1-8-3-12s-5-7-9-9-8-3-12-3h-1">
            <text:p/>
          </draw:path>
        </draw:g>
        <draw:g>
          <draw:path draw:style-name="gr1" draw:text-style-name="P1" draw:layer="layout" svg:width="0.249cm" svg:height="0.248cm" svg:x="15.408cm" svg:y="7.504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5.408cm" svg:y="7.504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5.408cm" svg:y="7.104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5.408cm" svg:y="7.104cm" svg:viewBox="0 0 250 250" svg:d="M225 0h-1c-4 0-8 1-12 3s-7 5-9 9-3 8-3 12v1 200 1c0 4 1 8 3 12s5 7 9 9 8 3 12 3h1M25 0h-1c-4 0-8 1-12 3s-7 5-9 9-3 8-3 12v1 200c0 4 1 8 3 12s5 7 9 9 8 3 12 3h1 200 1c4 0 8-1 12-3s7-5 9-9 3-8 3-12v-200-1c0-4-1-8-3-12s-5-7-9-9-8-3-12-3h-1">
            <text:p/>
          </draw:path>
        </draw:g>
        <draw:g>
          <draw:path draw:style-name="gr1" draw:text-style-name="P1" draw:layer="layout" svg:width="0.249cm" svg:height="0.248cm" svg:x="15.408cm" svg:y="7.854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5.408cm" svg:y="7.854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5.408cm" svg:y="6.079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5.408cm" svg:y="6.079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5.408cm" svg:y="8.604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5.408cm" svg:y="8.604cm" svg:viewBox="0 0 250 250" svg:d="M225 0h-1c-4 0-8 1-12 3s-7 5-9 9-3 8-3 12v1 200 1c0 4 1 8 3 12s5 7 9 9 8 3 12 3h1M25 0h-1c-4 0-8 1-12 3s-7 5-9 9-3 8-3 12v1 200c0 4 1 8 3 12s5 7 9 9 8 3 12 3h1 200 1c4 0 8-1 12-3s7-5 9-9 3-8 3-12v-200-1c0-4-1-8-3-12s-5-7-9-9-8-3-12-3h-1">
            <text:p/>
          </draw:path>
        </draw:g>
        <draw:g>
          <draw:path draw:style-name="gr1" draw:text-style-name="P1" draw:layer="layout" svg:width="0.249cm" svg:height="0.248cm" svg:x="15.408cm" svg:y="8.204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5.408cm" svg:y="8.204cm" svg:viewBox="0 0 250 250" svg:d="M225 0h-1c-4 0-8 1-12 3s-7 5-9 9-3 8-3 12v1 200 1c0 4 1 8 3 12s5 7 9 9 8 3 12 3h1M25 0h-1c-4 0-8 1-12 3s-7 5-9 9-3 8-3 12v1 200c0 4 1 8 3 12s5 7 9 9 8 3 12 3h1 200 1c4 0 8-1 12-3s7-5 9-9 3-8 3-12v-200-1c0-4-1-8-3-12s-5-7-9-9-8-3-12-3h-1">
            <text:p/>
          </draw:path>
        </draw:g>
        <draw:g>
          <draw:path draw:style-name="gr1" draw:text-style-name="P1" draw:layer="layout" svg:width="0.249cm" svg:height="0.248cm" svg:x="15.408cm" svg:y="8.954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5.408cm" svg:y="8.954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olygon draw:style-name="gr7" draw:text-style-name="P7" draw:layer="layout" svg:width="0.89cm" svg:height="0.349cm" svg:x="7.513cm" svg:y="4.506cm" svg:viewBox="0 0 891 350" draw:points="891,350 891,0 0,0 0,350">
            <text:p/>
          </draw:polygon>
          <draw:polygon draw:style-name="gr2" draw:text-style-name="P2" draw:layer="layout" svg:width="0.89cm" svg:height="0.349cm" svg:x="7.513cm" svg:y="4.506cm" svg:viewBox="0 0 891 350" draw:points="891,350 891,0 0,0 0,350">
            <text:p/>
          </draw:polygon>
        </draw:g>
        <draw:g>
          <draw:path draw:style-name="gr1" draw:text-style-name="P1" draw:layer="layout" svg:width="0.248cm" svg:height="0.249cm" svg:x="7.513cm" svg:y="4.058cm" svg:viewBox="0 0 249 250" svg:d="M0 225v1c0 4 1 8 3 12s5 7 9 9 8 3 12 3h200 1c4 0 8-1 12-3s7-5 9-9 3-8 3-12v-1-201c0-4-1-8-3-12s-5-7-9-9-8-3-12-3h-1-200c-4 0-8 1-12 3s-7 5-9 9-3 8-3 12z">
            <text:p/>
          </draw:path>
          <draw:path draw:style-name="gr2" draw:text-style-name="P2" draw:layer="layout" svg:width="0.248cm" svg:height="0.249cm" svg:x="7.513cm" svg:y="4.058cm" svg:viewBox="0 0 249 250" svg:d="M0 24v1c0 4 1 8 3 12s5 7 9 9 8 3 12 3h1 200c4 0 8-1 12-3s7-5 9-9 3-8 3-12v-1M0 225v1c0 4 1 8 3 12s5 7 9 9 8 3 12 3h1 200c4 0 8-1 12-3s7-5 9-9 3-8 3-12v-1-201c0-4-1-8-3-12s-5-7-9-9-8-3-12-3h-1-199-1c-4 0-8 1-12 3s-7 5-9 9-3 8-3 12">
            <text:p/>
          </draw:path>
        </draw:g>
        <draw:g>
          <draw:path draw:style-name="gr1" draw:text-style-name="P1" draw:layer="layout" svg:width="0.248cm" svg:height="0.249cm" svg:x="7.888cm" svg:y="4.058cm" svg:viewBox="0 0 249 250" svg:d="M0 225v1c0 4 1 8 3 12s5 7 9 9 8 3 12 3h200 1c4 0 8-1 12-3s7-5 9-9 3-8 3-12v-1-201c0-4-1-8-3-12s-5-7-9-9-8-3-12-3h-1-200c-4 0-8 1-12 3s-7 5-9 9-3 8-3 12z">
            <text:p/>
          </draw:path>
          <draw:path draw:style-name="gr2" draw:text-style-name="P2" draw:layer="layout" svg:width="0.249cm" svg:height="0.249cm" svg:x="7.888cm" svg:y="4.058cm" svg:viewBox="0 0 250 250" svg:d="M0 24v1c0 4 1 8 3 12s5 7 9 9 8 3 12 3h1 200 1c4 0 8-1 12-3s7-5 9-9 3-8 3-12v-1M0 225v1c0 4 1 8 3 12s5 7 9 9 8 3 12 3h1 200c4 0 8-1 12-3s7-5 9-9 3-8 3-12v-1-201c0-4-1-8-3-12s-5-7-9-9-8-3-12-3h-1-199-1c-4 0-8 1-12 3s-7 5-9 9-3 8-3 12">
            <text:p/>
          </draw:path>
        </draw:g>
        <draw:g>
          <draw:path draw:style-name="gr1" draw:text-style-name="P1" draw:layer="layout" svg:width="0.248cm" svg:height="0.248cm" draw:transform="rotate (0.174532925199433) translate (13.2546220877519cm 4.86964067811517cm)" svg:viewBox="0 0 249 249" svg:d="M79 26l-9-9c-2-2-3-2-6-1-3 0-5 2-9 4-3 2-6 5-9 8s-6 6-8 10c-2 3-3 6-4 9 0 2 0 4 1 5l9 9-44 45 143 143 106-106-143-143z">
            <text:p/>
          </draw:path>
          <draw:path draw:style-name="gr2" draw:text-style-name="P2" draw:layer="layout" svg:width="0.248cm" svg:height="0.248cm" draw:transform="rotate (0.174532925199433) translate (13.2546220877519cm 4.86964067811517cm)" svg:viewBox="0 0 249 249" svg:d="M79 26l-9-9c-2-2-3-2-6-1-3 0-5 2-9 4-3 2-6 5-9 8s-6 6-8 10c-2 3-3 6-4 9 0 2 0 4 1 5l9 9-44 45 143 143 106-106-143-143M70 17c1 1 1 3 1 5-1 3-2 6-4 9-2 4-5 7-8 10s-6 6-9 8c-4 2-6 4-9 4-3 1-4 1-6-1M44 61l71 72 36-35-72-72M133 80l-36 35M213 160l-35 36M205 152l-36 35M196 143l-36 35M187 134l-36 35M178 125l-36 35M169 116l-36 35M98 186l9 9 9-9-9-8M116 204l9 9 9-9-9-9M134 222l9 9 9-9-9-9M35 70l143 144M88 17l143 144">
            <text:p/>
          </draw:path>
        </draw:g>
        <draw:polygon draw:style-name="gr8" draw:text-style-name="P8" draw:layer="layout" svg:width="0.148cm" svg:height="5.588cm" svg:x="4.39cm" svg:y="2.982cm" svg:viewBox="0 0 149 5589" draw:points="0,5589 0,0 75,0 149,0 149,5589 74,5589">
          <text:p/>
        </draw:polygon>
        <draw:frame draw:style-name="gr6" draw:text-style-name="P6" draw:layer="layout" svg:width="5.59cm" svg:height="1.236cm" draw:transform="rotate (1.5707963267949) translate (3.847cm 8.572cm)">
          <draw:text-box>
            <text:p/>
          </draw:text-box>
        </draw:frame>
        <draw:path draw:style-name="gr9" draw:text-style-name="P2" draw:layer="layout" svg:width="0.148cm" svg:height="5.588cm" svg:x="4.39cm" svg:y="2.982cm" svg:viewBox="0 0 149 5589" svg:d="M74 5589h-74v-5589h75M74 5589h75v-5589h-74">
          <text:p/>
        </draw:path>
        <draw:frame draw:style-name="gr6" draw:text-style-name="P6" draw:layer="layout" svg:width="5.59cm" svg:height="1.236cm" draw:transform="rotate (1.5707963267949) translate (3.847cm 8.572cm)">
          <draw:text-box>
            <text:p/>
          </draw:text-box>
        </draw:frame>
        <draw:g>
          <draw:path draw:style-name="gr1" draw:text-style-name="P1" draw:layer="layout" svg:width="0.248cm" svg:height="0.249cm" svg:x="8.631cm" svg:y="9.711cm" svg:viewBox="0 0 249 250" svg:d="M249 25v-1c0-4-1-8-3-12s-5-7-9-9-8-3-12-3h-1-200c-4 0-8 1-12 3s-7 5-9 9-3 8-3 12v200 1c0 4 1 8 3 12s5 7 9 9 8 3 12 3l200 1h1c4 0 8-1 12-3s7-5 9-9 3-8 3-12v-1z">
            <text:p/>
          </draw:path>
          <draw:path draw:style-name="gr2" draw:text-style-name="P2" draw:layer="layout" svg:width="0.249cm" svg:height="0.249cm" svg:x="8.631cm" svg:y="9.711cm" svg:viewBox="0 0 250 250" svg:d="M250 225v-1c0-4-1-8-3-12s-5-7-9-9-8-3-12-3h-1-200-1c-4 0-8 1-12 3s-7 5-9 9-3 8-3 12M249 25v-1c0-4-1-8-3-12s-5-7-9-9-8-3-12-3h-200-1c-4 0-8 1-12 3s-7 5-9 9-3 8-3 12v200 1c0 4 1 8 3 12s5 7 9 9 8 3 12 3h1l200 1c4 0 8-1 12-3s7-5 9-9 3-8 3-12v-1">
            <text:p/>
          </draw:path>
        </draw:g>
        <draw:g>
          <draw:path draw:style-name="gr1" draw:text-style-name="P1" draw:layer="layout" svg:width="0.248cm" svg:height="0.249cm" svg:x="7.706cm" svg:y="9.711cm" svg:viewBox="0 0 249 250" svg:d="M249 25v-1c0-4-1-8-3-12s-5-7-9-9-8-3-12-3h-1-200c-4 0-8 1-12 3s-7 5-9 9-3 8-3 12v200 1c0 4 1 8 3 12s5 7 9 9 8 3 12 3l200 1h1c4 0 8-1 12-3s7-5 9-9 3-8 3-12v-1z">
            <text:p/>
          </draw:path>
          <draw:path draw:style-name="gr2" draw:text-style-name="P2" draw:layer="layout" svg:width="0.248cm" svg:height="0.249cm" svg:x="7.706cm" svg:y="9.711cm" svg:viewBox="0 0 249 250" svg:d="M249 225v-1c0-4-1-8-3-12s-5-7-9-9-8-3-12-3h-200-1c-4 0-8 1-12 3s-7 5-9 9-3 8-3 12M249 25v-1c0-4-1-8-3-12s-5-7-9-9-8-3-12-3h-200-1c-4 0-8 1-12 3s-7 5-9 9-3 8-3 12v200 1c0 4 1 8 3 12s5 7 9 9 8 3 12 3h1l199 1h1c4 0 8-1 12-3s7-5 9-9 3-8 3-12v-1">
            <text:p/>
          </draw:path>
        </draw:g>
        <draw:g>
          <draw:path draw:style-name="gr1" draw:text-style-name="P1" draw:layer="layout" svg:width="0.248cm" svg:height="0.249cm" svg:x="8.206cm" svg:y="9.711cm" svg:viewBox="0 0 249 250" svg:d="M249 25v-1c0-4-1-8-3-12s-5-7-9-9-8-3-12-3h-1-200c-4 0-8 1-12 3s-7 5-9 9-3 8-3 12v200 1c0 4 1 8 3 12s5 7 9 9 8 3 12 3l200 1h1c4 0 8-1 12-3s7-5 9-9 3-8 3-12v-1z">
            <text:p/>
          </draw:path>
          <draw:path draw:style-name="gr2" draw:text-style-name="P2" draw:layer="layout" svg:width="0.249cm" svg:height="0.249cm" svg:x="8.206cm" svg:y="9.711cm" svg:viewBox="0 0 250 250" svg:d="M250 225v-1c0-4-1-8-3-12s-5-7-9-9-8-3-12-3h-1-200-1c-4 0-8 1-12 3s-7 5-9 9-3 8-3 12M249 25v-1c0-4-1-8-3-12s-5-7-9-9-8-3-12-3h-200-1c-4 0-8 1-12 3s-7 5-9 9-3 8-3 12v200 1c0 4 1 8 3 12s5 7 9 9 8 3 12 3h1l200 1c4 0 8-1 12-3s7-5 9-9 3-8 3-12v-1">
            <text:p/>
          </draw:path>
        </draw:g>
        <draw:g>
          <draw:path draw:style-name="gr1" draw:text-style-name="P1" draw:layer="layout" svg:width="0.248cm" svg:height="0.249cm" svg:x="7.256cm" svg:y="9.711cm" svg:viewBox="0 0 249 250" svg:d="M249 25v-1c0-4-1-8-3-12s-5-7-9-9-8-3-12-3h-1-200c-4 0-8 1-12 3s-7 5-9 9-3 8-3 12v200 1c0 4 1 8 3 12s5 7 9 9 8 3 12 3l200 1h1c4 0 8-1 12-3s7-5 9-9 3-8 3-12v-1z">
            <text:p/>
          </draw:path>
          <draw:path draw:style-name="gr2" draw:text-style-name="P2" draw:layer="layout" svg:width="0.249cm" svg:height="0.249cm" svg:x="7.256cm" svg:y="9.711cm" svg:viewBox="0 0 250 250" svg:d="M250 225v-1c0-4-1-8-3-12s-5-7-9-9-8-3-12-3h-1-200-1c-4 0-8 1-12 3s-7 5-9 9-3 8-3 12M249 25v-1c0-4-1-8-3-12s-5-7-9-9-8-3-12-3h-200-1c-4 0-8 1-12 3s-7 5-9 9-3 8-3 12v200 1c0 4 1 8 3 12s5 7 9 9 8 3 12 3h1l200 1c4 0 8-1 12-3s7-5 9-9 3-8 3-12v-1">
            <text:p/>
          </draw:path>
        </draw:g>
        <draw:g>
          <draw:polygon draw:style-name="gr1" draw:text-style-name="P1" draw:layer="layout" svg:width="0.899cm" svg:height="0.499cm" svg:x="7.206cm" svg:y="9.336cm" svg:viewBox="0 0 900 500" draw:points="0,0 0,499 900,500 900,0">
            <text:p/>
          </draw:polygon>
          <draw:polygon draw:style-name="gr2" draw:text-style-name="P2" draw:layer="layout" svg:width="0.899cm" svg:height="0.499cm" svg:x="7.206cm" svg:y="9.336cm" svg:viewBox="0 0 900 500" draw:points="0,0 0,499 900,500 900,0">
            <text:p/>
          </draw:polygon>
        </draw:g>
        <draw:g>
          <draw:polygon draw:style-name="gr1" draw:text-style-name="P1" draw:layer="layout" svg:width="0.899cm" svg:height="0.499cm" svg:x="8.106cm" svg:y="9.336cm" svg:viewBox="0 0 900 500" draw:points="0,0 0,499 900,500 900,0">
            <text:p/>
          </draw:polygon>
          <draw:polygon draw:style-name="gr2" draw:text-style-name="P2" draw:layer="layout" svg:width="0.899cm" svg:height="0.499cm" svg:x="8.106cm" svg:y="9.336cm" svg:viewBox="0 0 900 500" draw:points="0,0 0,499 900,500 900,0">
            <text:p/>
          </draw:polygon>
        </draw:g>
        <draw:g>
          <draw:path draw:style-name="gr1" draw:text-style-name="P1" draw:layer="layout" svg:width="0.188cm" svg:height="0.215cm" svg:x="7.766cm" svg:y="9.422cm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2" draw:text-style-name="P2" draw:layer="layout" svg:width="0.188cm" svg:height="0.215cm" svg:x="7.766cm" svg:y="9.422cm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frame draw:style-name="gr6" draw:text-style-name="P6" draw:layer="layout" svg:width="0.282cm" svg:height="1.236cm" draw:transform="rotate (1.5707963267949) translate (6.753cm 9.67cm)">
          <draw:text-box>
            <text:p/>
          </draw:text-box>
        </draw:frame>
        <draw:frame draw:style-name="gr10" draw:text-style-name="P6" draw:layer="layout" svg:width="0.017cm" svg:height="1.236cm" svg:x="7.748cm" svg:y="9.463cm">
          <draw:text-box>
            <text:p/>
          </draw:text-box>
        </draw:frame>
        <draw:g>
          <draw:path draw:style-name="gr1" draw:text-style-name="P1" draw:layer="layout" svg:width="0.149cm" svg:height="0.149cm" svg:x="5.36cm" svg:y="8.436cm" svg:viewBox="0 0 150 150" svg:d="M0 75c0 14 3 26 10 38 7 11 16 20 28 27 11 7 23 10 37 10s26-3 38-10c11-7 20-16 27-27 7-12 10-24 10-38s-3-26-10-38c-7-11-16-20-28-27-11-7-23-10-37-10s-26 3-38 10c-11 7-20 16-27 28-7 11-10 23-10 37z">
            <text:p/>
          </draw:path>
          <draw:path draw:style-name="gr2" draw:text-style-name="P2" draw:layer="layout" svg:width="0.149cm" svg:height="0.149cm" svg:x="5.36cm" svg:y="8.436cm" svg:viewBox="0 0 150 150" svg:d="M0 75c0 14 3 26 10 38 7 11 16 20 28 27 11 7 23 10 37 10s26-3 38-10c11-7 20-16 27-27 7-12 10-24 10-38s-3-26-10-38c-7-11-16-20-28-27-11-7-23-10-37-10s-26 3-38 10c-11 7-20 16-27 28-7 11-10 23-10 37zM7 75c0 12 3 23 9 34s14 18 25 24c11 7 21 10 34 10 12 0 22-3 33-10 11-6 19-13 25-24s9-22 9-34-3-23-9-34-14-18-25-24c-11-7-21-9-34-9-12 0-22 2-33 9-11 6-19 13-25 24s-9 22-9 34z">
            <text:p/>
          </draw:path>
        </draw:g>
        <draw:g>
          <draw:polygon draw:style-name="gr1" draw:text-style-name="P1" draw:layer="layout" svg:width="0.074cm" svg:height="0.399cm" svg:x="9.904cm" svg:y="6.743cm" svg:viewBox="0 0 75 400" draw:points="74,0 0,0 0,400 75,400">
            <text:p/>
          </draw:polygon>
          <draw:polygon draw:style-name="gr2" draw:text-style-name="P2" draw:layer="layout" svg:width="0.074cm" svg:height="0.399cm" svg:x="9.904cm" svg:y="6.743cm" svg:viewBox="0 0 75 400" draw:points="74,0 0,0 0,400 75,400">
            <text:p/>
          </draw:polygon>
        </draw:g>
        <draw:g>
          <draw:polygon draw:style-name="gr1" draw:text-style-name="P1" draw:layer="layout" svg:width="1.466cm" svg:height="1.726cm" draw:transform="skewX (-0.0162315620435472) rotate (0.191986217719376) translate (10.8617640167688cm 2.99054274042339cm)" svg:viewBox="0 0 1467 1727" draw:points="0,1679 57,1727 1467,48 1408,0">
            <text:p/>
          </draw:polygon>
          <draw:path draw:style-name="gr2" draw:text-style-name="P2" draw:layer="layout" svg:width="1.466cm" svg:height="1.726cm" draw:transform="skewX (-0.0162315620435473) rotate (0.0160570291183478) translate (10.9991001744672cm 2.84421993321937cm)" svg:viewBox="0 0 1467 1727" svg:d="M1366 49l58 50M41 1628l59 49M11 1689l1409-1680M0 1679l57 48 1410-1679-59-48">
            <text:p/>
          </draw:path>
        </draw:g>
        <draw:polygon draw:style-name="gr1" draw:text-style-name="P1" draw:layer="layout" svg:width="16.261cm" svg:height="0.198cm" svg:x="5.147cm" svg:y="11.39cm" svg:viewBox="0 0 16262 199" draw:points="0,199 16262,199 16262,0 0,0">
          <text:p/>
        </draw:polygon>
        <draw:g>
          <draw:polygon draw:style-name="gr1" draw:text-style-name="P1" draw:layer="layout" svg:width="1.498cm" svg:height="0.024cm" svg:x="7.227cm" svg:y="10.715cm" svg:viewBox="0 0 1499 25" draw:points="0,25 1499,25 1499,0 0,0">
            <text:p/>
          </draw:polygon>
          <draw:polygon draw:style-name="gr2" draw:text-style-name="P2" draw:layer="layout" svg:width="1.498cm" svg:height="0.024cm" svg:x="7.227cm" svg:y="10.715cm" svg:viewBox="0 0 1499 25" draw:points="0,25 1499,25 1499,0 0,0">
            <text:p/>
          </draw:polygon>
        </draw:g>
        <draw:frame draw:style-name="gr11" draw:text-style-name="P6" draw:layer="layout" svg:width="0.277cm" svg:height="1.004cm" svg:x="7.541cm" svg:y="10.417cm">
          <draw:text-box>
            <text:p/>
          </draw:text-box>
        </draw:frame>
        <draw:g>
          <draw:polygon draw:style-name="gr1" draw:text-style-name="P1" draw:layer="layout" svg:width="1.498cm" svg:height="0.024cm" svg:x="8.727cm" svg:y="10.715cm" svg:viewBox="0 0 1499 25" draw:points="0,25 1499,25 1499,0 0,0">
            <text:p/>
          </draw:polygon>
          <draw:polygon draw:style-name="gr2" draw:text-style-name="P2" draw:layer="layout" svg:width="1.498cm" svg:height="0.024cm" svg:x="8.727cm" svg:y="10.715cm" svg:viewBox="0 0 1499 25" draw:points="0,25 1499,25 1499,0 0,0">
            <text:p/>
          </draw:polygon>
        </draw:g>
        <draw:frame draw:style-name="gr6" draw:text-style-name="P6" draw:layer="layout" svg:width="0.282cm" svg:height="1.236cm" svg:x="12.688cm" svg:y="10.369cm">
          <draw:text-box>
            <text:p/>
          </draw:text-box>
        </draw:frame>
        <draw:frame draw:style-name="gr6" draw:text-style-name="P6" draw:layer="layout" svg:width="0.282cm" svg:height="1.236cm" svg:x="12.582cm" svg:y="10.369cm">
          <draw:text-box>
            <text:p/>
          </draw:text-box>
        </draw:frame>
        <draw:frame draw:style-name="gr6" draw:text-style-name="P6" draw:layer="layout" svg:width="0.282cm" svg:height="1.236cm" svg:x="16.512cm" svg:y="11.343cm">
          <draw:text-box>
            <text:p/>
          </draw:text-box>
        </draw:frame>
        <draw:polygon draw:style-name="gr12" draw:text-style-name="P2" draw:layer="layout" svg:width="0cm" svg:height="0cm" svg:x="4.506cm" svg:y="10.322cm" svg:viewBox="0 0 0 0" draw:points="0,0">
          <text:p/>
        </draw:polygon>
        <draw:frame draw:style-name="gr13" draw:text-style-name="P10" draw:layer="layout" svg:width="2.05cm" svg:height="0.613cm" svg:x="7.51cm" svg:y="11.097cm">
          <draw:text-box>
            <text:p text:style-name="P9"><text:span text:style-name="T2">Marshall</text:span></text:p>
          </draw:text-box>
        </draw:frame>
        <draw:frame draw:style-name="gr14" draw:text-style-name="P12" draw:layer="layout" svg:width="1.563cm" svg:height="0.656cm" svg:x="12.46cm" svg:y="2.818cm">
          <draw:text-box>
            <text:p text:style-name="P11"><text:span text:style-name="T3">Scoreboard</text:span></text:p>
          </draw:text-box>
        </draw:frame>
        <draw:frame draw:style-name="gr13" draw:text-style-name="P10" draw:layer="layout" svg:width="1.5cm" svg:height="0.613cm" svg:x="4.5cm" svg:y="7.983cm">
          <draw:text-box>
            <text:p text:style-name="P9"><text:span text:style-name="T2">Chalk</text:span></text:p>
          </draw:text-box>
        </draw:frame>
        <draw:polyline draw:style-name="gr2" draw:text-style-name="P2" draw:layer="layout" svg:width="0.298cm" svg:height="1.862cm" svg:x="4.506cm" svg:y="8.459cm" svg:viewBox="0 0 299 1863" draw:points="0,1863 149,0 299,0">
          <text:p/>
        </draw:polyline>
        <draw:g>
          <draw:path draw:style-name="gr1" draw:text-style-name="P1" draw:layer="layout" svg:width="0.416cm" svg:height="0.481cm" svg:x="12.334cm" svg:y="10.044cm" svg:viewBox="0 0 417 482" svg:d="M87 38l-86 345c-1 4-1 6-1 10-1 10 1 19 6 27 5 9 11 15 19 20 1 0 1 1 2 1l56 33c1 0 1 1 2 1 8 5 16 7 26 7 10-1 18-3 27-9 3-2 5-4 8-6l256-247c3-3 6-6 8-10 5-9 7-16 7-26 0-9-2-17-6-25s-10-13-17-18c-2-1-3-1-5-2l-226-130c-1-1-3-2-4-3-8-4-15-6-24-6-9 1-17 3-25 8s-13 10-18 19c-2 3-4 7-5 11z">
            <text:p/>
          </draw:path>
          <draw:path draw:style-name="gr2" draw:text-style-name="P2" draw:layer="layout" svg:width="0.416cm" svg:height="0.481cm" svg:x="12.334cm" svg:y="10.044cm" svg:viewBox="0 0 417 482" svg:d="M156 458c2-3 4-5 6-8 4-6 5-13 6-20 0-8-2-14-5-20s-8-11-14-14c-1-1-2-1-3-2l-82-47c-1-1-2-1-3-2-6-3-12-5-19-5-7 1-13 3-20 6-6 4-11 9-14 16-2 2-3 5-4 8M87 38l-86 345c-1 4-1 6-1 10-1 10 1 19 6 27 5 9 11 15 19 20 1 0 1 1 2 1l56 33c1 0 1 1 2 1 8 5 16 7 26 7 10-1 18-3 27-9 3-2 5-4 8-6l256-247c3-3 6-6 8-10 5-9 7-16 7-26 0-9-2-17-6-25s-10-13-17-18c-2-1-3-1-5-2l-226-130c-1-1-3-2-4-3-8-4-15-6-24-6-9 1-17 3-25 8s-13 10-18 19c-2 3-4 7-5 11z">
            <text:p/>
          </draw:path>
        </draw:g>
        <draw:g>
          <draw:path draw:style-name="gr2" draw:text-style-name="P2" draw:layer="layout" svg:width="0.415cm" svg:height="0.481cm" draw:transform="rotate (0.576307719008528) translate (12.640267523898cm 11.0192720277673cm)" svg:viewBox="0 0 416 482" svg:d="M260 24c-2 3-4 5-6 8-4 6-5 13-6 20 0 8 2 14 5 20s8 11 14 14c1 1 2 1 3 2l82 47c1 1 2 1 3 2 6 3 12 5 19 5 7-1 13-3 20-6 6-4 11-9 14-16 2-2 3-5 4-8M329 444l86-345c1-4 1-6 1-10 1-10-1-19-6-27-5-9-11-15-19-20-1 0-1-1-2-1l-56-33c-1-1-1-1-2-1-9-5-17-7-27-7-9 0-18 3-26 8-4 2-6 4-9 7l-255 247c-3 3-5 6-7 10-5 8-7 16-7 25-1 9 1 17 6 25 4 8 9 13 17 18 1 1 3 1 4 2l226 131c1 1 3 2 4 3 8 4 15 6 24 6 9-1 17-3 25-8s13-10 18-19c2-3 4-7 5-11z">
            <text:p/>
          </draw:path>
        </draw:g>
        <draw:frame draw:style-name="gr13" draw:text-style-name="P14" draw:layer="layout" svg:width="2.1cm" svg:height="0.613cm" svg:x="11.502cm" svg:y="10.626cm">
          <draw:text-box>
            <text:p text:style-name="P13"><text:span text:style-name="T4">Speakers</text:span></text:p>
          </draw:text-box>
        </draw:frame>
        <draw:g>
          <draw:path draw:style-name="gr1" draw:text-style-name="P1" draw:layer="layout" svg:width="0.262cm" svg:height="0.262cm" draw:transform="rotate (0.174532925199433) translate (13.4736643135591cm 4.67344569932936cm)" svg:viewBox="0 0 263 263" svg:d="M98 233l-27-57 105-105 56 27c-18 21-33 38-52 58-28 28-52 51-82 77zM71 176l-71-72c14-18 26-33 42-50 20-21 39-37 62-54l72 71zM129 263l-31-30c30-26 54-49 82-77 19-20 34-37 52-58l31 31c-18 22-33 41-53 61-27 28-51 49-81 73z">
            <text:p/>
          </draw:path>
          <draw:path draw:style-name="gr2" draw:text-style-name="P2" draw:layer="layout" svg:width="0.262cm" svg:height="0.262cm" draw:transform="rotate (0.174532925199433) translate (13.4736643135591cm 4.67344569932936cm)" svg:viewBox="0 0 263 263" svg:d="M98 233l-27-57 105-105 56 27c-18 21-33 38-52 58-28 28-52 51-82 77zM71 176l-71-72c14-18 26-33 42-50 20-21 39-37 62-54l72 71zM129 263l-31-30c30-26 54-49 82-77 19-20 34-37 52-58l31 31c-18 22-33 41-53 61-27 28-51 49-81 73z">
            <text:p/>
          </draw:path>
        </draw:g>
        <draw:g>
          <draw:path draw:style-name="gr1" draw:text-style-name="P1" draw:layer="layout" svg:width="0.249cm" svg:height="0.248cm" svg:x="15.408cm" svg:y="3.474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5.408cm" svg:y="3.474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5.408cm" svg:y="3.849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5.408cm" svg:y="3.849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5.408cm" svg:y="10.049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5.408cm" svg:y="10.049cm" svg:viewBox="0 0 250 250" svg:d="M225 0h-1c-4 0-8 1-12 3s-7 5-9 9-3 8-3 12v1 200 1c0 4 1 8 3 12s5 7 9 9 8 3 12 3h1M25 0h-1c-4 0-8 1-12 3s-7 5-9 9-3 8-3 12v1 200c0 4 1 8 3 12s5 7 9 9 8 3 12 3h1 200 1c4 0 8-1 12-3s7-5 9-9 3-8 3-12v-200-1c0-4-1-8-3-12s-5-7-9-9-8-3-12-3h-1">
            <text:p/>
          </draw:path>
        </draw:g>
        <draw:g>
          <draw:path draw:style-name="gr1" draw:text-style-name="P1" draw:layer="layout" svg:width="0.249cm" svg:height="0.248cm" svg:x="15.408cm" svg:y="9.318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5.408cm" svg:y="9.318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5.408cm" svg:y="9.694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5.408cm" svg:y="9.694cm" svg:viewBox="0 0 250 250" svg:d="M225 0h-1c-4 0-8 1-12 3s-7 5-9 9-3 8-3 12v1 200 1c0 4 1 8 3 12s5 7 9 9 8 3 12 3h1M25 0h-1c-4 0-8 1-12 3s-7 5-9 9-3 8-3 12v1 200c0 4 1 8 3 12s5 7 9 9 8 3 12 3h1 200 1c4 0 8-1 12-3s7-5 9-9 3-8 3-12v-200-1c0-4-1-8-3-12s-5-7-9-9-8-3-12-3h-1">
            <text:p/>
          </draw:path>
        </draw:g>
        <draw:frame draw:style-name="gr6" draw:text-style-name="P6" draw:layer="layout" svg:width="0.282cm" svg:height="1.236cm" svg:x="10.363cm" svg:y="8.403cm">
          <draw:text-box>
            <text:p/>
          </draw:text-box>
        </draw:frame>
        <draw:g>
          <draw:polygon draw:style-name="gr1" draw:text-style-name="P1" draw:layer="layout" svg:width="0.159cm" svg:height="1.774cm" svg:x="4.384cm" svg:y="4.547cm" svg:viewBox="0 0 160 1775" draw:points="160,1775 160,0 0,0 0,1775">
            <text:p/>
          </draw:polygon>
          <draw:polygon draw:style-name="gr15" draw:text-style-name="P2" draw:layer="layout" svg:width="0.159cm" svg:height="1.774cm" svg:x="4.384cm" svg:y="4.547cm" svg:viewBox="0 0 160 1775" draw:points="160,1775 160,0 0,0 0,1775">
            <text:p/>
          </draw:polygon>
        </draw:g>
        <draw:frame draw:style-name="gr6" draw:text-style-name="P6" draw:layer="layout" svg:width="1.775cm" svg:height="1.236cm" draw:transform="rotate (1.5707963267949) translate (3.847cm 6.322cm)">
          <draw:text-box>
            <text:p/>
          </draw:text-box>
        </draw:frame>
        <draw:frame draw:style-name="gr6" draw:text-style-name="P6" draw:layer="layout" svg:width="1.825cm" svg:height="1.236cm" draw:transform="rotate (1.5707963267949) translate (3.76cm 6.347cm)">
          <draw:text-box>
            <text:p/>
          </draw:text-box>
        </draw:frame>
        <draw:path draw:style-name="gr2" draw:text-style-name="P2" draw:layer="layout" svg:width="0.149cm" svg:height="1.774cm" svg:x="4.39cm" svg:y="4.547cm" svg:viewBox="0 0 150 1775" svg:d="M150 0h-150M150 1775h-150">
          <text:p/>
        </draw:path>
        <draw:frame draw:style-name="gr6" draw:text-style-name="P6" draw:layer="layout" svg:width="1.775cm" svg:height="1.236cm" draw:transform="rotate (1.5707963267949) translate (3.847cm 6.322cm)">
          <draw:text-box>
            <text:p/>
          </draw:text-box>
        </draw:frame>
        <draw:frame draw:style-name="gr6" draw:text-style-name="P6" draw:layer="layout" svg:width="0.282cm" svg:height="1.236cm" draw:transform="rotate (1.5707963267949) translate (8.197cm 9.674cm)">
          <draw:text-box>
            <text:p/>
          </draw:text-box>
        </draw:frame>
        <draw:path draw:style-name="gr16" draw:text-style-name="P16" draw:layer="layout" svg:width="0.499cm" svg:height="0.499cm" svg:x="7.61cm" svg:y="11.778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15"><text:span text:style-name="T5">9</text:span></text:p>
        </draw:path>
        <draw:path draw:style-name="gr16" draw:text-style-name="P16" draw:layer="layout" svg:width="0.499cm" svg:height="0.499cm" svg:x="4.838cm" svg:y="11.688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15"><text:span text:style-name="T5">10</text:span></text:p>
        </draw:path>
        <draw:frame draw:style-name="gr17" draw:text-style-name="P5" draw:layer="layout" svg:width="0.664cm" svg:height="0.71cm" svg:x="7.55cm" svg:y="12.832cm">
          <draw:text-box>
            <text:p text:style-name="P4"><text:span text:style-name="T6">5</text:span></text:p>
          </draw:text-box>
        </draw:frame>
        <draw:frame draw:style-name="gr18" draw:text-style-name="P10" draw:layer="layout" svg:width="2.364cm" svg:height="1.218cm" svg:x="5.377cm" svg:y="9.222cm">
          <draw:text-box>
            <text:p text:style-name="P9"><text:span text:style-name="T2">Announcer</text:span><text:span text:style-name="T2"><text:line-break/></text:span><text:span text:style-name="T2"><text:line-break/></text:span><text:span text:style-name="T2"/></text:p>
          </draw:text-box>
        </draw:frame>
        <draw:g>
          <draw:path draw:style-name="gr1" draw:text-style-name="P1" draw:layer="layout" svg:width="0.188cm" svg:height="0.215cm" svg:x="8.3cm" svg:y="9.432cm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2" draw:text-style-name="P2" draw:layer="layout" svg:width="0.188cm" svg:height="0.215cm" svg:x="8.3cm" svg:y="9.432cm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frame draw:style-name="gr13" draw:text-style-name="P10" draw:layer="layout" svg:width="1.594cm" svg:height="0.613cm" svg:x="8.481cm" svg:y="9.181cm">
          <draw:text-box>
            <text:p text:style-name="P9"><text:span text:style-name="T2">Timekeeper</text:span></text:p>
          </draw:text-box>
        </draw:frame>
        <draw:frame draw:style-name="gr13" draw:text-style-name="P10" draw:layer="layout" svg:width="1.5cm" svg:height="0.613cm" svg:x="12.685cm" svg:y="14.644cm">
          <draw:text-box>
            <text:p text:style-name="P9"><text:span text:style-name="T2">Chalk</text:span></text:p>
          </draw:text-box>
        </draw:frame>
        <draw:g>
          <draw:path draw:style-name="gr1" draw:text-style-name="P1" draw:layer="layout" svg:width="0.188cm" svg:height="0.215cm" draw:transform="rotate (1.5685273987673) translate (5.47943545954451cm 5.20262725519274cm)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2" draw:text-style-name="P2" draw:layer="layout" svg:width="0.188cm" svg:height="0.215cm" draw:transform="rotate (1.5685273987673) translate (5.47943545954451cm 5.20262725519274cm)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frame draw:style-name="gr19" draw:text-style-name="P14" draw:layer="layout" svg:width="1.5cm" svg:height="1.235cm" svg:x="5cm" svg:y="3.9cm">
          <draw:text-box>
            <text:p text:style-name="P13"><text:span text:style-name="T7">ATTEMPT</text:span><text:span text:style-name="T7"><text:line-break/></text:span><text:span text:style-name="T7"> BOARD</text:span></text:p>
          </draw:text-box>
        </draw:frame>
        <draw:custom-shape draw:style-name="gr20" draw:text-style-name="P17" draw:layer="layout" svg:width="0.8cm" svg:height="0.1cm" draw:transform="rotate (1.19747039979331) translate (5.386cm 6cm)">
          <text:p/>
          <draw:enhanced-geometry svg:viewBox="0 0 21600 21600" draw:type="rectangle" draw:enhanced-path="M 0 0 L 21600 0 21600 21600 0 21600 0 0 Z N"/>
        </draw:custom-shape>
        <draw:g>
          <draw:g>
            <draw:polygon draw:style-name="gr1" draw:text-style-name="P1" draw:layer="layout" svg:width="1.498cm" svg:height="1.248cm" svg:x="16.888cm" svg:y="12.94cm" svg:viewBox="0 0 1499 1249" draw:points="0,1249 1499,1249 1499,0 0,0">
              <text:p/>
            </draw:polygon>
            <draw:polygon draw:style-name="gr2" draw:text-style-name="P2" draw:layer="layout" svg:width="1.498cm" svg:height="1.248cm" svg:x="16.888cm" svg:y="12.94cm" svg:viewBox="0 0 1499 1249" draw:points="0,1249 1499,1249 1499,0 0,0">
              <text:p/>
            </draw:polygon>
          </draw:g>
          <draw:g>
            <draw:polygon draw:style-name="gr1" draw:text-style-name="P1" draw:layer="layout" svg:width="1.498cm" svg:height="1.248cm" svg:x="16.888cm" svg:y="15.889cm" svg:viewBox="0 0 1499 1249" draw:points="0,1249 1499,1249 1499,0 0,0">
              <text:p/>
            </draw:polygon>
            <draw:polygon draw:style-name="gr2" draw:text-style-name="P2" draw:layer="layout" svg:width="1.498cm" svg:height="1.248cm" svg:x="16.888cm" svg:y="15.889cm" svg:viewBox="0 0 1499 1249" draw:points="0,1249 1499,1249 1499,0 0,0">
              <text:p/>
            </draw:polygon>
          </draw:g>
          <draw:g>
            <draw:path draw:style-name="gr1" draw:text-style-name="P1" draw:layer="layout" svg:width="0.248cm" svg:height="0.249cm" svg:x="16.763cm" svg:y="17.51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2" draw:text-style-name="P2" draw:layer="layout" svg:width="0.248cm" svg:height="0.249cm" svg:x="16.763cm" svg:y="17.514cm" svg:viewBox="0 0 249 250" svg:d="M0 225v-1c0-4 1-8 3-12s5-7 9-9 8-3 12-3h1 200c4 0 8 1 12 3s7 5 9 9 3 8 3 12v1M0 25v-1c0-4 1-8 3-12s5-7 9-9 8-3 12-3h1 200c4 0 8 1 12 3s7 5 9 9 3 8 3 12v1 200 1c0 4-1 8-3 12s-5 7-9 9-8 3-12 3h-200-1c-4 0-8-1-12-3s-7-5-9-9-3-8-3-12v-1">
              <text:p/>
            </draw:path>
          </draw:g>
          <draw:g>
            <draw:path draw:style-name="gr1" draw:text-style-name="P1" draw:layer="layout" svg:width="0.248cm" svg:height="0.249cm" svg:x="17.138cm" svg:y="17.51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2" draw:text-style-name="P2" draw:layer="layout" svg:width="0.248cm" svg:height="0.249cm" svg:x="17.138cm" svg:y="17.514cm" svg:viewBox="0 0 249 250" svg:d="M0 225v-1c0-4 1-8 3-12s5-7 9-9 8-3 12-3h200 1c4 0 8 1 12 3s7 5 9 9 3 8 3 12v1M0 25v-1c0-4 1-8 3-12s5-7 9-9 8-3 12-3h1 200c4 0 8 1 12 3s7 5 9 9 3 8 3 12v1 200 1c0 4-1 8-3 12s-5 7-9 9-8 3-12 3h-1-200c-4 0-8-1-12-3s-7-5-9-9-3-8-3-12v-1">
              <text:p/>
            </draw:path>
          </draw:g>
          <draw:g>
            <draw:path draw:style-name="gr1" draw:text-style-name="P1" draw:layer="layout" svg:width="0.248cm" svg:height="0.249cm" svg:x="18.013cm" svg:y="17.51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2" draw:text-style-name="P2" draw:layer="layout" svg:width="0.248cm" svg:height="0.249cm" svg:x="18.013cm" svg:y="17.514cm" svg:viewBox="0 0 249 250" svg:d="M0 225v-1c0-4 1-8 3-12s5-7 9-9 8-3 12-3h201c4 0 8 1 12 3s7 5 9 9 3 8 3 12v1M0 25v-1c0-4 1-8 3-12s5-7 9-9 8-3 12-3h201c4 0 8 1 12 3s7 5 9 9 3 8 3 12v1 200 1c0 4-1 8-3 12s-5 7-9 9-8 3-12 3h-201c-4 0-8-1-12-3s-7-5-9-9-3-8-3-12v-1">
              <text:p/>
            </draw:path>
          </draw:g>
          <draw:g>
            <draw:path draw:style-name="gr1" draw:text-style-name="P1" draw:layer="layout" svg:width="0.248cm" svg:height="0.249cm" svg:x="18.388cm" svg:y="17.51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2" draw:text-style-name="P2" draw:layer="layout" svg:width="0.248cm" svg:height="0.249cm" svg:x="18.388cm" svg:y="17.514cm" svg:viewBox="0 0 249 250" svg:d="M0 225v-1c0-4 1-8 3-12s5-7 9-9 8-3 12-3h201c4 0 8 1 12 3s7 5 9 9 3 8 3 12v1M0 25v-1c0-4 1-8 3-12s5-7 9-9 8-3 12-3h201c4 0 8 1 12 3s7 5 9 9 3 8 3 12v1 200 1c0 4-1 8-3 12s-5 7-9 9-8 3-12 3h-201c-4 0-8-1-12-3s-7-5-9-9-3-8-3-12v-1">
              <text:p/>
            </draw:path>
          </draw:g>
          <draw:g>
            <draw:path draw:style-name="gr1" draw:text-style-name="P1" draw:layer="layout" svg:width="0.248cm" svg:height="0.248cm" svg:x="16.706cm" svg:y="12.168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2" draw:text-style-name="P2" draw:layer="layout" svg:width="0.249cm" svg:height="0.248cm" svg:x="16.706cm" svg:y="12.168cm" svg:viewBox="0 0 250 249" svg:d="M0 25c0 4 1 8 3 12s5 7 9 9 8 3 12 3h1 200 1c4 0 8-1 12-3s7-5 9-9 3-8 3-12v-1M0 225c0 4 1 8 3 12s5 7 9 9 8 3 12 3h1 200c4 0 8-1 12-3s7-5 9-9 3-8 3-12v-1-200c0-4-1-8-3-12s-5-7-9-9-8-3-12-3h-200-1c-4 0-8 1-12 3s-7 5-9 9-3 8-3 12v1">
              <text:p/>
            </draw:path>
          </draw:g>
          <draw:g>
            <draw:path draw:style-name="gr1" draw:text-style-name="P1" draw:layer="layout" svg:width="0.248cm" svg:height="0.248cm" svg:x="17.081cm" svg:y="12.168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2" draw:text-style-name="P2" draw:layer="layout" svg:width="0.249cm" svg:height="0.248cm" svg:x="17.081cm" svg:y="12.168cm" svg:viewBox="0 0 250 249" svg:d="M0 25c0 4 1 8 3 12s5 7 9 9 8 3 12 3h1 200 1c4 0 8-1 12-3s7-5 9-9 3-8 3-12v-1M0 225c0 4 1 8 3 12s5 7 9 9 8 3 12 3h1 200c4 0 8-1 12-3s7-5 9-9 3-8 3-12v-1-200c0-4-1-8-3-12s-5-7-9-9-8-3-12-3h-200-1c-4 0-8 1-12 3s-7 5-9 9-3 8-3 12v1">
              <text:p/>
            </draw:path>
          </draw:g>
          <draw:g>
            <draw:path draw:style-name="gr1" draw:text-style-name="P1" draw:layer="layout" svg:width="0.248cm" svg:height="0.248cm" svg:x="17.956cm" svg:y="12.168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2" draw:text-style-name="P2" draw:layer="layout" svg:width="0.248cm" svg:height="0.248cm" svg:x="17.956cm" svg:y="12.168cm" svg:viewBox="0 0 249 249" svg:d="M0 25c0 4 1 8 3 12s5 7 9 9 8 3 12 3h201c4 0 8-1 12-3s7-5 9-9 3-8 3-12v-1M0 225c0 4 1 8 3 12s5 7 9 9 8 3 12 3h201c4 0 8-1 12-3s7-5 9-9 3-8 3-12v-1-200c0-4-1-8-3-12s-5-7-9-9-8-3-12-3h-201c-4 0-8 1-12 3s-7 5-9 9-3 8-3 12v1">
              <text:p/>
            </draw:path>
          </draw:g>
          <draw:g>
            <draw:path draw:style-name="gr1" draw:text-style-name="P1" draw:layer="layout" svg:width="0.248cm" svg:height="0.248cm" svg:x="18.332cm" svg:y="12.168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2" draw:text-style-name="P2" draw:layer="layout" svg:width="0.248cm" svg:height="0.248cm" svg:x="18.332cm" svg:y="12.168cm" svg:viewBox="0 0 249 249" svg:d="M0 25c0 4 1 8 3 12s5 7 9 9 8 3 12 3h201c4 0 8-1 12-3s7-5 9-9 3-8 3-12v-1M0 225c0 4 1 8 3 12s5 7 9 9 8 3 12 3h201c4 0 8-1 12-3s7-5 9-9 3-8 3-12v-1-200c0-4-1-8-3-12s-5-7-9-9-8-3-12-3h-201c-4 0-8 1-12 3s-7 5-9 9-3 8-3 12v1">
              <text:p/>
            </draw:path>
          </draw:g>
          <draw:g>
            <draw:path draw:style-name="gr1" draw:text-style-name="P1" draw:layer="layout" svg:width="0.148cm" svg:height="0.131cm" svg:x="16.661cm" svg:y="14.851cm" svg:viewBox="0 0 149 132" svg:d="M0 66c1 11 4 20 10 29 6 12 15 20 27 27s24 10 38 10c13 0 25-3 37-10s21-15 27-27c6-9 9-18 10-29-1-11-4-20-10-29-6-12-15-20-27-27s-24-10-38-10c-13 0-25 3-37 10s-21 15-27 27c-6 9-9 18-10 29z">
              <text:p/>
            </draw:path>
            <draw:path draw:style-name="gr2" draw:text-style-name="P2" draw:layer="layout" svg:width="0.148cm" svg:height="0.134cm" svg:x="16.661cm" svg:y="14.851cm" svg:viewBox="0 0 149 135" svg:d="M0 67c1 11 4 20 10 29 6 12 15 20 27 27s24 10 38 10c13 0 25-3 37-10s21-15 27-27c6-9 9-18 10-29-1-11-4-20-10-29-6-12-15-20-27-27s-24-10-38-10c-13 0-25 3-37 10s-21 15-27 27c-6 9-9 18-10 29zM7 67c0 12 3 23 9 34s14 18 25 24c11 7 21 10 34 10 12 0 22-3 33-10 11-6 19-13 25-24s9-22 9-34-3-23-9-34-14-18-25-24c-11-7-21-9-34-9-12 0-22 2-33 9-11 6-19 13-25 24s-9 22-9 34z">
              <text:p/>
            </draw:path>
          </draw:g>
          <draw:frame draw:style-name="gr21" draw:text-style-name="P14" draw:layer="layout" svg:width="1.901cm" svg:height="1.548cm" svg:x="16.839cm" svg:y="12.846cm">
            <draw:text-box>
              <text:p text:style-name="P13"><text:span text:style-name="T2">Warm-up</text:span><text:span text:style-name="T2"><text:line-break/></text:span><text:span text:style-name="T2">platform</text:span><text:span text:style-name="T2"><text:line-break/></text:span><text:span text:style-name="T2"><text:line-break/></text:span><text:span text:style-name="T2"/></text:p>
            </draw:text-box>
          </draw:frame>
          <draw:frame draw:style-name="gr21" draw:text-style-name="P14" draw:layer="layout" svg:width="1.901cm" svg:height="1.548cm" svg:x="16.84cm" svg:y="15.847cm">
            <draw:text-box>
              <text:p text:style-name="P13"><text:span text:style-name="T2">Warm-up</text:span><text:span text:style-name="T2"><text:line-break/></text:span><text:span text:style-name="T2">platform</text:span><text:span text:style-name="T2"><text:line-break/></text:span><text:span text:style-name="T2"><text:line-break/></text:span><text:span text:style-name="T2"/></text:p>
            </draw:text-box>
          </draw:frame>
        </draw:g>
        <draw:g>
          <draw:g>
            <draw:polygon draw:style-name="gr1" draw:text-style-name="P1" draw:layer="layout" svg:width="1.498cm" svg:height="1.248cm" svg:x="11.681cm" svg:y="12.951cm" svg:viewBox="0 0 1499 1249" draw:points="0,1249 1499,1249 1499,0 0,0">
              <text:p/>
            </draw:polygon>
            <draw:polygon draw:style-name="gr2" draw:text-style-name="P2" draw:layer="layout" svg:width="1.498cm" svg:height="1.248cm" svg:x="11.681cm" svg:y="12.951cm" svg:viewBox="0 0 1499 1249" draw:points="0,1249 1499,1249 1499,0 0,0">
              <text:p/>
            </draw:polygon>
          </draw:g>
          <draw:frame draw:style-name="gr6" draw:text-style-name="P6" draw:layer="layout" svg:width="0.282cm" svg:height="1.236cm" svg:x="12.289cm" svg:y="13.271cm">
            <draw:text-box>
              <text:p/>
            </draw:text-box>
          </draw:frame>
          <draw:g>
            <draw:polygon draw:style-name="gr1" draw:text-style-name="P1" draw:layer="layout" svg:width="1.498cm" svg:height="1.248cm" svg:x="11.722cm" svg:y="15.879cm" svg:viewBox="0 0 1499 1249" draw:points="0,1249 1499,1249 1499,0 0,0">
              <text:p/>
            </draw:polygon>
            <draw:polygon draw:style-name="gr2" draw:text-style-name="P2" draw:layer="layout" svg:width="1.498cm" svg:height="1.248cm" svg:x="11.722cm" svg:y="15.879cm" svg:viewBox="0 0 1499 1249" draw:points="0,1249 1499,1249 1499,0 0,0">
              <text:p/>
            </draw:polygon>
          </draw:g>
          <draw:g>
            <draw:path draw:style-name="gr1" draw:text-style-name="P1" draw:layer="layout" svg:width="0.248cm" svg:height="0.249cm" svg:x="11.597cm" svg:y="17.50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2" draw:text-style-name="P2" draw:layer="layout" svg:width="0.249cm" svg:height="0.249cm" svg:x="11.597cm" svg:y="17.504cm" svg:viewBox="0 0 250 250" svg:d="M0 225v-1c0-4 1-8 3-12s5-7 9-9 8-3 12-3h1 200 1c4 0 8 1 12 3s7 5 9 9 3 8 3 12v1M0 25v-1c0-4 1-8 3-12s5-7 9-9 8-3 12-3h1 200c4 0 8 1 12 3s7 5 9 9 3 8 3 12v1 200 1c0 4-1 8-3 12s-5 7-9 9-8 3-12 3h-1-199-1c-4 0-8-1-12-3s-7-5-9-9-3-8-3-12v-1">
              <text:p/>
            </draw:path>
          </draw:g>
          <draw:g>
            <draw:path draw:style-name="gr1" draw:text-style-name="P1" draw:layer="layout" svg:width="0.248cm" svg:height="0.249cm" svg:x="11.972cm" svg:y="17.50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2" draw:text-style-name="P2" draw:layer="layout" svg:width="0.249cm" svg:height="0.249cm" svg:x="11.972cm" svg:y="17.504cm" svg:viewBox="0 0 250 250" svg:d="M0 225v-1c0-4 1-8 3-12s5-7 9-9 8-3 12-3h1 200 1c4 0 8 1 12 3s7 5 9 9 3 8 3 12v1M0 25v-1c0-4 1-8 3-12s5-7 9-9 8-3 12-3h1 200c4 0 8 1 12 3s7 5 9 9 3 8 3 12v1 200 1c0 4-1 8-3 12s-5 7-9 9-8 3-12 3h-200-1c-4 0-8-1-12-3s-7-5-9-9-3-8-3-12v-1">
              <text:p/>
            </draw:path>
          </draw:g>
          <draw:g>
            <draw:path draw:style-name="gr1" draw:text-style-name="P1" draw:layer="layout" svg:width="0.248cm" svg:height="0.249cm" svg:x="12.847cm" svg:y="17.50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2" draw:text-style-name="P2" draw:layer="layout" svg:width="0.248cm" svg:height="0.249cm" svg:x="12.847cm" svg:y="17.504cm" svg:viewBox="0 0 249 250" svg:d="M0 225v-1c0-4 1-8 3-12s5-7 9-9 8-3 12-3h1 200c4 0 8 1 12 3s7 5 9 9 3 8 3 12v1M0 25v-1c0-4 1-8 3-12s5-7 9-9 8-3 12-3h1 200c4 0 8 1 12 3s7 5 9 9 3 8 3 12v1 200 1c0 4-1 8-3 12s-5 7-9 9-8 3-12 3h-200-1c-4 0-8-1-12-3s-7-5-9-9-3-8-3-12v-1">
              <text:p/>
            </draw:path>
          </draw:g>
          <draw:g>
            <draw:path draw:style-name="gr1" draw:text-style-name="P1" draw:layer="layout" svg:width="0.248cm" svg:height="0.249cm" svg:x="13.222cm" svg:y="17.50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2" draw:text-style-name="P2" draw:layer="layout" svg:width="0.248cm" svg:height="0.249cm" svg:x="13.222cm" svg:y="17.504cm" svg:viewBox="0 0 249 250" svg:d="M0 225v-1c0-4 1-8 3-12s5-7 9-9 8-3 12-3h1 200c4 0 8 1 12 3s7 5 9 9 3 8 3 12v1M0 25v-1c0-4 1-8 3-12s5-7 9-9 8-3 12-3h1 200c4 0 8 1 12 3s7 5 9 9 3 8 3 12v1 200 1c0 4-1 8-3 12s-5 7-9 9-8 3-12 3h-200-1c-4 0-8-1-12-3s-7-5-9-9-3-8-3-12v-1">
              <text:p/>
            </draw:path>
          </draw:g>
          <draw:g>
            <draw:path draw:style-name="gr1" draw:text-style-name="P1" draw:layer="layout" svg:width="0.248cm" svg:height="0.248cm" svg:x="11.499cm" svg:y="12.179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2" draw:text-style-name="P2" draw:layer="layout" svg:width="0.249cm" svg:height="0.248cm" svg:x="11.499cm" svg:y="12.179cm" svg:viewBox="0 0 250 249" svg:d="M0 25c0 4 1 8 3 12s5 7 9 9 8 3 12 3h1 200 1c4 0 8-1 12-3s7-5 9-9 3-8 3-12v-1M0 225c0 4 1 8 3 12s5 7 9 9 8 3 12 3h1 200c4 0 8-1 12-3s7-5 9-9 3-8 3-12v-1-200c0-4-1-8-3-12s-5-7-9-9-8-3-12-3h-200-1c-4 0-8 1-12 3s-7 5-9 9-3 8-3 12v1">
              <text:p/>
            </draw:path>
          </draw:g>
          <draw:g>
            <draw:path draw:style-name="gr1" draw:text-style-name="P1" draw:layer="layout" svg:width="0.248cm" svg:height="0.248cm" svg:x="11.874cm" svg:y="12.179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2" draw:text-style-name="P2" draw:layer="layout" svg:width="0.249cm" svg:height="0.248cm" svg:x="11.874cm" svg:y="12.179cm" svg:viewBox="0 0 250 249" svg:d="M0 25c0 4 1 8 3 12s5 7 9 9 8 3 12 3h1 200 1c4 0 8-1 12-3s7-5 9-9 3-8 3-12v-1M0 225c0 4 1 8 3 12s5 7 9 9 8 3 12 3h1 200c4 0 8-1 12-3s7-5 9-9 3-8 3-12v-1-200c0-4-1-8-3-12s-5-7-9-9-8-3-12-3h-200-1c-4 0-8 1-12 3s-7 5-9 9-3 8-3 12v1">
              <text:p/>
            </draw:path>
          </draw:g>
          <draw:g>
            <draw:path draw:style-name="gr1" draw:text-style-name="P1" draw:layer="layout" svg:width="0.248cm" svg:height="0.248cm" svg:x="12.749cm" svg:y="12.179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2" draw:text-style-name="P2" draw:layer="layout" svg:width="0.248cm" svg:height="0.248cm" svg:x="12.749cm" svg:y="12.179cm" svg:viewBox="0 0 249 249" svg:d="M0 25c0 4 1 8 3 12s5 7 9 9 8 3 12 3h201c4 0 8-1 12-3s7-5 9-9 3-8 3-12v-1M0 225c0 4 1 8 3 12s5 7 9 9 8 3 12 3h201c4 0 8-1 12-3s7-5 9-9 3-8 3-12v-1-200c0-4-1-8-3-12s-5-7-9-9-8-3-12-3h-201c-4 0-8 1-12 3s-7 5-9 9-3 8-3 12v1">
              <text:p/>
            </draw:path>
          </draw:g>
          <draw:g>
            <draw:path draw:style-name="gr1" draw:text-style-name="P1" draw:layer="layout" svg:width="0.248cm" svg:height="0.248cm" svg:x="13.125cm" svg:y="12.179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2" draw:text-style-name="P2" draw:layer="layout" svg:width="0.248cm" svg:height="0.248cm" svg:x="13.125cm" svg:y="12.179cm" svg:viewBox="0 0 249 249" svg:d="M0 25c0 4 1 8 3 12s5 7 9 9 8 3 12 3h201c4 0 8-1 12-3s7-5 9-9 3-8 3-12v-1M0 225c0 4 1 8 3 12s5 7 9 9 8 3 12 3h201c4 0 8-1 12-3s7-5 9-9 3-8 3-12v-1-200c0-4-1-8-3-12s-5-7-9-9-8-3-12-3h-201c-4 0-8 1-12 3s-7 5-9 9-3 8-3 12v1">
              <text:p/>
            </draw:path>
          </draw:g>
          <draw:frame draw:style-name="gr21" draw:text-style-name="P14" draw:layer="layout" svg:width="1.901cm" svg:height="1.548cm" svg:x="11.619cm" svg:y="12.941cm">
            <draw:text-box>
              <text:p text:style-name="P13"><text:span text:style-name="T2">Warm-up</text:span><text:span text:style-name="T2"><text:line-break/></text:span><text:span text:style-name="T2">platform</text:span><text:span text:style-name="T2"><text:line-break/></text:span><text:span text:style-name="T2"><text:line-break/></text:span><text:span text:style-name="T2"/></text:p>
            </draw:text-box>
          </draw:frame>
          <draw:frame draw:style-name="gr21" draw:text-style-name="P14" draw:layer="layout" svg:width="1.901cm" svg:height="1.548cm" svg:x="11.677cm" svg:y="15.824cm">
            <draw:text-box>
              <text:p text:style-name="P13"><text:span text:style-name="T2">Warm-up</text:span><text:span text:style-name="T2"><text:line-break/></text:span><text:span text:style-name="T2">platform</text:span><text:span text:style-name="T2"><text:line-break/></text:span><text:span text:style-name="T2"><text:line-break/></text:span><text:span text:style-name="T2"/></text:p>
            </draw:text-box>
          </draw:frame>
        </draw:g>
        <draw:g>
          <draw:path draw:style-name="gr1" draw:text-style-name="P1" draw:layer="layout" svg:width="0.249cm" svg:height="0.248cm" svg:x="16.508cm" svg:y="4.205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6.508cm" svg:y="4.205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6.508cm" svg:y="4.58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6.508cm" svg:y="4.58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6.508cm" svg:y="4.955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6.508cm" svg:y="4.955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6.508cm" svg:y="5.33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6.508cm" svg:y="5.33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6.508cm" svg:y="5.705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6.508cm" svg:y="5.705cm" svg:viewBox="0 0 250 250" svg:d="M225 0h-1c-4 0-8 1-12 3s-7 5-9 9-3 8-3 12v1 200 1c0 4 1 8 3 12s5 7 9 9 8 3 12 3h1M25 0h-1c-4 0-8 1-12 3s-7 5-9 9-3 8-3 12v1 200c0 4 1 8 3 12s5 7 9 9 8 3 12 3h1 200 1c4 0 8-1 12-3s7-5 9-9 3-8 3-12v-200-1c0-4-1-8-3-12s-5-7-9-9-8-3-12-3h-1">
            <text:p/>
          </draw:path>
        </draw:g>
        <draw:g>
          <draw:path draw:style-name="gr1" draw:text-style-name="P1" draw:layer="layout" svg:width="0.249cm" svg:height="0.248cm" svg:x="16.508cm" svg:y="7.505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6.508cm" svg:y="7.505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6.508cm" svg:y="7.105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6.508cm" svg:y="7.105cm" svg:viewBox="0 0 250 250" svg:d="M225 0h-1c-4 0-8 1-12 3s-7 5-9 9-3 8-3 12v1 200 1c0 4 1 8 3 12s5 7 9 9 8 3 12 3h1M25 0h-1c-4 0-8 1-12 3s-7 5-9 9-3 8-3 12v1 200c0 4 1 8 3 12s5 7 9 9 8 3 12 3h1 200 1c4 0 8-1 12-3s7-5 9-9 3-8 3-12v-200-1c0-4-1-8-3-12s-5-7-9-9-8-3-12-3h-1">
            <text:p/>
          </draw:path>
        </draw:g>
        <draw:g>
          <draw:path draw:style-name="gr1" draw:text-style-name="P1" draw:layer="layout" svg:width="0.249cm" svg:height="0.248cm" svg:x="16.508cm" svg:y="7.855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6.508cm" svg:y="7.855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6.508cm" svg:y="6.08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6.508cm" svg:y="6.08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6.508cm" svg:y="8.605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6.508cm" svg:y="8.605cm" svg:viewBox="0 0 250 250" svg:d="M225 0h-1c-4 0-8 1-12 3s-7 5-9 9-3 8-3 12v1 200 1c0 4 1 8 3 12s5 7 9 9 8 3 12 3h1M25 0h-1c-4 0-8 1-12 3s-7 5-9 9-3 8-3 12v1 200c0 4 1 8 3 12s5 7 9 9 8 3 12 3h1 200 1c4 0 8-1 12-3s7-5 9-9 3-8 3-12v-200-1c0-4-1-8-3-12s-5-7-9-9-8-3-12-3h-1">
            <text:p/>
          </draw:path>
        </draw:g>
        <draw:g>
          <draw:path draw:style-name="gr1" draw:text-style-name="P1" draw:layer="layout" svg:width="0.249cm" svg:height="0.248cm" svg:x="16.508cm" svg:y="8.205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6.508cm" svg:y="8.205cm" svg:viewBox="0 0 250 250" svg:d="M225 0h-1c-4 0-8 1-12 3s-7 5-9 9-3 8-3 12v1 200 1c0 4 1 8 3 12s5 7 9 9 8 3 12 3h1M25 0h-1c-4 0-8 1-12 3s-7 5-9 9-3 8-3 12v1 200c0 4 1 8 3 12s5 7 9 9 8 3 12 3h1 200 1c4 0 8-1 12-3s7-5 9-9 3-8 3-12v-200-1c0-4-1-8-3-12s-5-7-9-9-8-3-12-3h-1">
            <text:p/>
          </draw:path>
        </draw:g>
        <draw:g>
          <draw:path draw:style-name="gr1" draw:text-style-name="P1" draw:layer="layout" svg:width="0.249cm" svg:height="0.248cm" svg:x="16.508cm" svg:y="8.955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6.508cm" svg:y="8.955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7.508cm" svg:y="4.205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7.508cm" svg:y="4.205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7.508cm" svg:y="4.58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7.508cm" svg:y="4.58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7.508cm" svg:y="4.955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7.508cm" svg:y="4.955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7.508cm" svg:y="5.33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7.508cm" svg:y="5.33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7.508cm" svg:y="5.705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7.508cm" svg:y="5.705cm" svg:viewBox="0 0 250 250" svg:d="M225 0h-1c-4 0-8 1-12 3s-7 5-9 9-3 8-3 12v1 200 1c0 4 1 8 3 12s5 7 9 9 8 3 12 3h1M25 0h-1c-4 0-8 1-12 3s-7 5-9 9-3 8-3 12v1 200c0 4 1 8 3 12s5 7 9 9 8 3 12 3h1 200 1c4 0 8-1 12-3s7-5 9-9 3-8 3-12v-200-1c0-4-1-8-3-12s-5-7-9-9-8-3-12-3h-1">
            <text:p/>
          </draw:path>
        </draw:g>
        <draw:g>
          <draw:path draw:style-name="gr1" draw:text-style-name="P1" draw:layer="layout" svg:width="0.249cm" svg:height="0.248cm" svg:x="17.508cm" svg:y="7.505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7.508cm" svg:y="7.505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7.508cm" svg:y="7.105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7.508cm" svg:y="7.105cm" svg:viewBox="0 0 250 250" svg:d="M225 0h-1c-4 0-8 1-12 3s-7 5-9 9-3 8-3 12v1 200 1c0 4 1 8 3 12s5 7 9 9 8 3 12 3h1M25 0h-1c-4 0-8 1-12 3s-7 5-9 9-3 8-3 12v1 200c0 4 1 8 3 12s5 7 9 9 8 3 12 3h1 200 1c4 0 8-1 12-3s7-5 9-9 3-8 3-12v-200-1c0-4-1-8-3-12s-5-7-9-9-8-3-12-3h-1">
            <text:p/>
          </draw:path>
        </draw:g>
        <draw:g>
          <draw:path draw:style-name="gr1" draw:text-style-name="P1" draw:layer="layout" svg:width="0.249cm" svg:height="0.248cm" svg:x="17.508cm" svg:y="7.855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7.508cm" svg:y="7.855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7.508cm" svg:y="6.08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7.508cm" svg:y="6.08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7.508cm" svg:y="8.605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7.508cm" svg:y="8.605cm" svg:viewBox="0 0 250 250" svg:d="M225 0h-1c-4 0-8 1-12 3s-7 5-9 9-3 8-3 12v1 200 1c0 4 1 8 3 12s5 7 9 9 8 3 12 3h1M25 0h-1c-4 0-8 1-12 3s-7 5-9 9-3 8-3 12v1 200c0 4 1 8 3 12s5 7 9 9 8 3 12 3h1 200 1c4 0 8-1 12-3s7-5 9-9 3-8 3-12v-200-1c0-4-1-8-3-12s-5-7-9-9-8-3-12-3h-1">
            <text:p/>
          </draw:path>
        </draw:g>
        <draw:g>
          <draw:path draw:style-name="gr1" draw:text-style-name="P1" draw:layer="layout" svg:width="0.249cm" svg:height="0.248cm" svg:x="17.508cm" svg:y="8.205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7.508cm" svg:y="8.205cm" svg:viewBox="0 0 250 250" svg:d="M225 0h-1c-4 0-8 1-12 3s-7 5-9 9-3 8-3 12v1 200 1c0 4 1 8 3 12s5 7 9 9 8 3 12 3h1M25 0h-1c-4 0-8 1-12 3s-7 5-9 9-3 8-3 12v1 200c0 4 1 8 3 12s5 7 9 9 8 3 12 3h1 200 1c4 0 8-1 12-3s7-5 9-9 3-8 3-12v-200-1c0-4-1-8-3-12s-5-7-9-9-8-3-12-3h-1">
            <text:p/>
          </draw:path>
        </draw:g>
        <draw:g>
          <draw:path draw:style-name="gr1" draw:text-style-name="P1" draw:layer="layout" svg:width="0.249cm" svg:height="0.248cm" svg:x="17.508cm" svg:y="8.955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7.508cm" svg:y="8.955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6.508cm" svg:y="3.475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6.508cm" svg:y="3.475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6.508cm" svg:y="3.85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6.508cm" svg:y="3.85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7.508cm" svg:y="3.475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7.508cm" svg:y="3.475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7.508cm" svg:y="3.85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7.508cm" svg:y="3.85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6.508cm" svg:y="10.05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6.508cm" svg:y="10.05cm" svg:viewBox="0 0 250 250" svg:d="M225 0h-1c-4 0-8 1-12 3s-7 5-9 9-3 8-3 12v1 200 1c0 4 1 8 3 12s5 7 9 9 8 3 12 3h1M25 0h-1c-4 0-8 1-12 3s-7 5-9 9-3 8-3 12v1 200c0 4 1 8 3 12s5 7 9 9 8 3 12 3h1 200 1c4 0 8-1 12-3s7-5 9-9 3-8 3-12v-200-1c0-4-1-8-3-12s-5-7-9-9-8-3-12-3h-1">
            <text:p/>
          </draw:path>
        </draw:g>
        <draw:g>
          <draw:path draw:style-name="gr1" draw:text-style-name="P1" draw:layer="layout" svg:width="0.249cm" svg:height="0.248cm" svg:x="17.508cm" svg:y="10.05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7.508cm" svg:y="10.05cm" svg:viewBox="0 0 250 250" svg:d="M225 0h-1c-4 0-8 1-12 3s-7 5-9 9-3 8-3 12v1 200 1c0 4 1 8 3 12s5 7 9 9 8 3 12 3h1M25 0h-1c-4 0-8 1-12 3s-7 5-9 9-3 8-3 12v1 200c0 4 1 8 3 12s5 7 9 9 8 3 12 3h1 200 1c4 0 8-1 12-3s7-5 9-9 3-8 3-12v-200-1c0-4-1-8-3-12s-5-7-9-9-8-3-12-3h-1">
            <text:p/>
          </draw:path>
        </draw:g>
        <draw:g>
          <draw:path draw:style-name="gr1" draw:text-style-name="P1" draw:layer="layout" svg:width="0.249cm" svg:height="0.248cm" svg:x="16.508cm" svg:y="9.319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6.508cm" svg:y="9.319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6.508cm" svg:y="9.695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6.508cm" svg:y="9.695cm" svg:viewBox="0 0 250 250" svg:d="M225 0h-1c-4 0-8 1-12 3s-7 5-9 9-3 8-3 12v1 200 1c0 4 1 8 3 12s5 7 9 9 8 3 12 3h1M25 0h-1c-4 0-8 1-12 3s-7 5-9 9-3 8-3 12v1 200c0 4 1 8 3 12s5 7 9 9 8 3 12 3h1 200 1c4 0 8-1 12-3s7-5 9-9 3-8 3-12v-200-1c0-4-1-8-3-12s-5-7-9-9-8-3-12-3h-1">
            <text:p/>
          </draw:path>
        </draw:g>
        <draw:g>
          <draw:path draw:style-name="gr1" draw:text-style-name="P1" draw:layer="layout" svg:width="0.249cm" svg:height="0.248cm" svg:x="17.508cm" svg:y="9.319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7.508cm" svg:y="9.319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7.508cm" svg:y="9.695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7.508cm" svg:y="9.695cm" svg:viewBox="0 0 250 250" svg:d="M225 0h-1c-4 0-8 1-12 3s-7 5-9 9-3 8-3 12v1 200 1c0 4 1 8 3 12s5 7 9 9 8 3 12 3h1M25 0h-1c-4 0-8 1-12 3s-7 5-9 9-3 8-3 12v1 200c0 4 1 8 3 12s5 7 9 9 8 3 12 3h1 200 1c4 0 8-1 12-3s7-5 9-9 3-8 3-12v-200-1c0-4-1-8-3-12s-5-7-9-9-8-3-12-3h-1">
            <text:p/>
          </draw:path>
        </draw:g>
        <draw:g>
          <draw:polygon draw:style-name="gr7" draw:text-style-name="P7" draw:layer="layout" svg:width="0.899cm" svg:height="0.349cm" svg:x="6.704cm" svg:y="4.506cm" svg:viewBox="0 0 900 350" draw:points="900,350 900,0 0,0 0,350">
            <text:p/>
          </draw:polygon>
          <draw:polygon draw:style-name="gr2" draw:text-style-name="P2" draw:layer="layout" svg:width="0.899cm" svg:height="0.349cm" svg:x="6.704cm" svg:y="4.506cm" svg:viewBox="0 0 900 350" draw:points="900,350 900,0 0,0 0,350">
            <text:p/>
          </draw:polygon>
        </draw:g>
        <draw:g>
          <draw:path draw:style-name="gr1" draw:text-style-name="P1" draw:layer="layout" svg:width="0.248cm" svg:height="0.249cm" svg:x="6.779cm" svg:y="4.056cm" svg:viewBox="0 0 249 250" svg:d="M0 225v1c0 4 1 8 3 12s5 7 9 9 8 3 12 3h200 1c4 0 8-1 12-3s7-5 9-9 3-8 3-12v-1-201c0-4-1-8-3-12s-5-7-9-9-8-3-12-3h-1-200c-4 0-8 1-12 3s-7 5-9 9-3 8-3 12z">
            <text:p/>
          </draw:path>
          <draw:path draw:style-name="gr2" draw:text-style-name="P2" draw:layer="layout" svg:width="0.248cm" svg:height="0.249cm" svg:x="6.779cm" svg:y="4.056cm" svg:viewBox="0 0 249 250" svg:d="M0 24v1c0 4 1 8 3 12s5 7 9 9 8 3 12 3h1 200c4 0 8-1 12-3s7-5 9-9 3-8 3-12v-1M0 225v1c0 4 1 8 3 12s5 7 9 9 8 3 12 3h1 200c4 0 8-1 12-3s7-5 9-9 3-8 3-12v-1-201c0-4-1-8-3-12s-5-7-9-9-8-3-12-3h-1-199-1c-4 0-8 1-12 3s-7 5-9 9-3 8-3 12">
            <text:p/>
          </draw:path>
        </draw:g>
        <draw:g>
          <draw:path draw:style-name="gr1" draw:text-style-name="P1" draw:layer="layout" svg:width="0.248cm" svg:height="0.249cm" svg:x="7.154cm" svg:y="4.056cm" svg:viewBox="0 0 249 250" svg:d="M0 225v1c0 4 1 8 3 12s5 7 9 9 8 3 12 3h200 1c4 0 8-1 12-3s7-5 9-9 3-8 3-12v-1-201c0-4-1-8-3-12s-5-7-9-9-8-3-12-3h-1-200c-4 0-8 1-12 3s-7 5-9 9-3 8-3 12z">
            <text:p/>
          </draw:path>
          <draw:path draw:style-name="gr2" draw:text-style-name="P2" draw:layer="layout" svg:width="0.249cm" svg:height="0.249cm" svg:x="7.154cm" svg:y="4.056cm" svg:viewBox="0 0 250 250" svg:d="M0 24v1c0 4 1 8 3 12s5 7 9 9 8 3 12 3h1 200 1c4 0 8-1 12-3s7-5 9-9 3-8 3-12v-1M0 225v1c0 4 1 8 3 12s5 7 9 9 8 3 12 3h1 200c4 0 8-1 12-3s7-5 9-9 3-8 3-12v-1-201c0-4-1-8-3-12s-5-7-9-9-8-3-12-3h-1-199-1c-4 0-8 1-12 3s-7 5-9 9-3 8-3 12">
            <text:p/>
          </draw:path>
        </draw:g>
        <draw:g>
          <draw:polygon draw:style-name="gr1" draw:text-style-name="P1" draw:layer="layout" svg:width="1.393cm" svg:height="0.499cm" draw:transform="rotate (1.5707963267949) translate (11.604cm 6.9cm)" svg:viewBox="0 0 1394 500" draw:points="0,0 0,499 1394,500 1394,0">
            <text:p/>
          </draw:polygon>
          <draw:polygon draw:style-name="gr22" draw:text-style-name="P1" draw:layer="layout" svg:width="1.393cm" svg:height="0.499cm" draw:transform="rotate (1.5707963267949) translate (11.604cm 6.9cm)" svg:viewBox="0 0 1394 500" draw:points="0,0 0,499 1394,500 1394,0">
            <text:p/>
          </draw:polygon>
        </draw:g>
        <draw:g>
          <draw:path draw:style-name="gr1" draw:text-style-name="P1" draw:layer="layout" svg:width="0.236cm" svg:height="0.215cm" draw:transform="rotate (1.5707963267949) translate (11.693cm 6.45cm)" svg:viewBox="0 0 237 216" svg:d="M0 166l25-59h187l25 59c-41 3-76 4-118 4-43 0-78-1-119-4zM25 107v-101c33-4 60-6 93-6 34 0 61 2 94 6v101zM0 210v-44c41 3 76 4 119 4 42 0 77-1 118-4v44c-41 4-76 6-118 6-43 0-78-2-119-6z">
            <text:p/>
          </draw:path>
          <draw:path draw:style-name="gr2" draw:text-style-name="P2" draw:layer="layout" svg:width="0.236cm" svg:height="0.215cm" draw:transform="rotate (1.5707963267949) translate (11.693cm 6.45cm)" svg:viewBox="0 0 237 216" svg:d="M0 166l25-59h187l25 59c-41 3-76 4-118 4-43 0-78-1-119-4zM25 107v-101c33-4 60-6 93-6 34 0 61 2 94 6v101zM0 210v-44c41 3 76 4 119 4 42 0 77-1 118-4v44c-41 4-76 6-118 6-43 0-78-2-119-6z">
            <text:p/>
          </draw:path>
        </draw:g>
        <draw:measure draw:style-name="gr23" draw:text-style-name="P19" draw:layer="measurelines" svg:x1="6.604cm" svg:y1="6.656cm" svg:x2="8.604cm" svg:y2="6.656cm">
          <text:p text:style-name="P18"><text:span text:style-name="T8"><text:measure text:kind="gap"/></text:span><text:span text:style-name="T8"><text:measure text:kind="value">4</text:measure></text:span><text:span text:style-name="T8"><text:s/></text:span><text:span text:style-name="T8"><text:measure text:kind="unit">m</text:measure></text:span><text:span text:style-name="T8"><text:measure text:kind="gap"/></text:span></text:p>
        </draw:measure>
        <draw:frame draw:style-name="gr24" draw:text-style-name="P20" draw:layer="layout" svg:width="0.502cm" svg:height="0.57cm" svg:x="10.338cm" svg:y="5.32cm">
          <draw:text-box>
            <text:p><text:span text:style-name="T8"><text:measure text:kind="unit"/></text:span><text:span text:style-name="T8"><text:measure text:kind="unit"/></text:span></text:p>
          </draw:text-box>
        </draw:frame>
        <draw:measure draw:style-name="gr25" draw:text-style-name="P19" draw:layer="layout" svg:x1="8.604cm" svg:y1="6.656cm" svg:x2="10.604cm" svg:y2="6.656cm">
          <text:p text:style-name="P18"><text:span text:style-name="T8"><text:measure text:kind="gap"/></text:span><text:span text:style-name="T8"><text:measure text:kind="value">4</text:measure></text:span><text:span text:style-name="T8"><text:s/></text:span><text:span text:style-name="T8"><text:measure text:kind="unit">m</text:measure></text:span><text:span text:style-name="T8"><text:measure text:kind="gap"/></text:span></text:p>
        </draw:measure>
        <draw:measure draw:style-name="gr26" draw:text-style-name="P19" draw:layer="layout" svg:x1="10.604cm" svg:y1="6.634cm" svg:x2="12.104cm" svg:y2="6.634cm">
          <text:p text:style-name="P18"><text:span text:style-name="T8"><text:measure text:kind="gap"/></text:span><text:span text:style-name="T8"><text:measure text:kind="value">3</text:measure></text:span><text:span text:style-name="T8"><text:s/></text:span><text:span text:style-name="T8"><text:measure text:kind="unit">m</text:measure></text:span><text:span text:style-name="T8"><text:measure text:kind="gap"/></text:span></text:p>
        </draw:measure>
        <draw:frame draw:style-name="gr13" draw:text-style-name="P22" draw:layer="layout" svg:width="1.638cm" svg:height="0.613cm" svg:x="8.492cm" svg:y="6.315cm">
          <draw:text-box>
            <text:p text:style-name="P21"><text:span text:style-name="T9">Countdown</text:span></text:p>
          </draw:text-box>
        </draw:frame>
        <draw:measure draw:style-name="gr27" draw:text-style-name="P19" draw:layer="layout" svg:x1="5.104cm" svg:y1="6.656cm" svg:x2="6.604cm" svg:y2="6.656cm">
          <text:p text:style-name="P18"><text:span text:style-name="T8"><text:measure text:kind="gap"/></text:span><text:span text:style-name="T8"><text:measure text:kind="value">3</text:measure></text:span><text:span text:style-name="T8"><text:s/></text:span><text:span text:style-name="T8"><text:measure text:kind="unit">m</text:measure></text:span><text:span text:style-name="T8"><text:measure text:kind="gap"/></text:span></text:p>
        </draw:measure>
        <draw:measure draw:style-name="gr28" draw:text-style-name="P19" draw:layer="layout" svg:x1="11.35cm" svg:y1="8.5cm" svg:x2="11.35cm" svg:y2="7cm">
          <text:p text:style-name="P18"><text:span text:style-name="T8"><text:measure text:kind="gap"/></text:span><text:span text:style-name="T8"><text:measure text:kind="value">3</text:measure></text:span><text:span text:style-name="T8"><text:s/></text:span><text:span text:style-name="T8"><text:measure text:kind="unit">m</text:measure></text:span><text:span text:style-name="T8"><text:measure text:kind="gap"/></text:span></text:p>
        </draw:measure>
        <draw:g>
          <draw:g>
            <draw:polygon draw:style-name="gr1" draw:text-style-name="P1" draw:layer="layout" svg:width="1.498cm" svg:height="1.248cm" svg:x="19.447cm" svg:y="12.94cm" svg:viewBox="0 0 1499 1249" draw:points="0,1249 1499,1249 1499,0 0,0">
              <text:p/>
            </draw:polygon>
            <draw:polygon draw:style-name="gr2" draw:text-style-name="P2" draw:layer="layout" svg:width="1.498cm" svg:height="1.248cm" svg:x="19.447cm" svg:y="12.94cm" svg:viewBox="0 0 1499 1249" draw:points="0,1249 1499,1249 1499,0 0,0">
              <text:p/>
            </draw:polygon>
          </draw:g>
          <draw:g>
            <draw:polygon draw:style-name="gr1" draw:text-style-name="P1" draw:layer="layout" svg:width="1.498cm" svg:height="1.248cm" svg:x="19.447cm" svg:y="15.889cm" svg:viewBox="0 0 1499 1249" draw:points="0,1249 1499,1249 1499,0 0,0">
              <text:p/>
            </draw:polygon>
            <draw:polygon draw:style-name="gr2" draw:text-style-name="P2" draw:layer="layout" svg:width="1.498cm" svg:height="1.248cm" svg:x="19.447cm" svg:y="15.889cm" svg:viewBox="0 0 1499 1249" draw:points="0,1249 1499,1249 1499,0 0,0">
              <text:p/>
            </draw:polygon>
          </draw:g>
          <draw:g>
            <draw:path draw:style-name="gr1" draw:text-style-name="P1" draw:layer="layout" svg:width="0.248cm" svg:height="0.249cm" svg:x="19.322cm" svg:y="17.51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2" draw:text-style-name="P2" draw:layer="layout" svg:width="0.248cm" svg:height="0.249cm" svg:x="19.322cm" svg:y="17.514cm" svg:viewBox="0 0 249 250" svg:d="M0 225v-1c0-4 1-8 3-12s5-7 9-9 8-3 12-3h1 200c4 0 8 1 12 3s7 5 9 9 3 8 3 12v1M0 25v-1c0-4 1-8 3-12s5-7 9-9 8-3 12-3h1 200c4 0 8 1 12 3s7 5 9 9 3 8 3 12v1 200 1c0 4-1 8-3 12s-5 7-9 9-8 3-12 3h-200-1c-4 0-8-1-12-3s-7-5-9-9-3-8-3-12v-1">
              <text:p/>
            </draw:path>
          </draw:g>
          <draw:g>
            <draw:path draw:style-name="gr1" draw:text-style-name="P1" draw:layer="layout" svg:width="0.248cm" svg:height="0.249cm" svg:x="19.697cm" svg:y="17.51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2" draw:text-style-name="P2" draw:layer="layout" svg:width="0.248cm" svg:height="0.249cm" svg:x="19.697cm" svg:y="17.514cm" svg:viewBox="0 0 249 250" svg:d="M0 225v-1c0-4 1-8 3-12s5-7 9-9 8-3 12-3h200 1c4 0 8 1 12 3s7 5 9 9 3 8 3 12v1M0 25v-1c0-4 1-8 3-12s5-7 9-9 8-3 12-3h1 200c4 0 8 1 12 3s7 5 9 9 3 8 3 12v1 200 1c0 4-1 8-3 12s-5 7-9 9-8 3-12 3h-1-200c-4 0-8-1-12-3s-7-5-9-9-3-8-3-12v-1">
              <text:p/>
            </draw:path>
          </draw:g>
          <draw:g>
            <draw:path draw:style-name="gr1" draw:text-style-name="P1" draw:layer="layout" svg:width="0.248cm" svg:height="0.249cm" svg:x="20.572cm" svg:y="17.51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2" draw:text-style-name="P2" draw:layer="layout" svg:width="0.248cm" svg:height="0.249cm" svg:x="20.572cm" svg:y="17.514cm" svg:viewBox="0 0 249 250" svg:d="M0 225v-1c0-4 1-8 3-12s5-7 9-9 8-3 12-3h201c4 0 8 1 12 3s7 5 9 9 3 8 3 12v1M0 25v-1c0-4 1-8 3-12s5-7 9-9 8-3 12-3h201c4 0 8 1 12 3s7 5 9 9 3 8 3 12v1 200 1c0 4-1 8-3 12s-5 7-9 9-8 3-12 3h-201c-4 0-8-1-12-3s-7-5-9-9-3-8-3-12v-1">
              <text:p/>
            </draw:path>
          </draw:g>
          <draw:g>
            <draw:path draw:style-name="gr1" draw:text-style-name="P1" draw:layer="layout" svg:width="0.248cm" svg:height="0.249cm" svg:x="20.947cm" svg:y="17.51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2" draw:text-style-name="P2" draw:layer="layout" svg:width="0.248cm" svg:height="0.249cm" svg:x="20.947cm" svg:y="17.514cm" svg:viewBox="0 0 249 250" svg:d="M0 225v-1c0-4 1-8 3-12s5-7 9-9 8-3 12-3h201c4 0 8 1 12 3s7 5 9 9 3 8 3 12v1M0 25v-1c0-4 1-8 3-12s5-7 9-9 8-3 12-3h201c4 0 8 1 12 3s7 5 9 9 3 8 3 12v1 200 1c0 4-1 8-3 12s-5 7-9 9-8 3-12 3h-201c-4 0-8-1-12-3s-7-5-9-9-3-8-3-12v-1">
              <text:p/>
            </draw:path>
          </draw:g>
          <draw:g>
            <draw:path draw:style-name="gr1" draw:text-style-name="P1" draw:layer="layout" svg:width="0.248cm" svg:height="0.248cm" svg:x="19.265cm" svg:y="12.168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2" draw:text-style-name="P2" draw:layer="layout" svg:width="0.249cm" svg:height="0.248cm" svg:x="19.265cm" svg:y="12.168cm" svg:viewBox="0 0 250 249" svg:d="M0 25c0 4 1 8 3 12s5 7 9 9 8 3 12 3h1 200 1c4 0 8-1 12-3s7-5 9-9 3-8 3-12v-1M0 225c0 4 1 8 3 12s5 7 9 9 8 3 12 3h1 200c4 0 8-1 12-3s7-5 9-9 3-8 3-12v-1-200c0-4-1-8-3-12s-5-7-9-9-8-3-12-3h-200-1c-4 0-8 1-12 3s-7 5-9 9-3 8-3 12v1">
              <text:p/>
            </draw:path>
          </draw:g>
          <draw:g>
            <draw:path draw:style-name="gr1" draw:text-style-name="P1" draw:layer="layout" svg:width="0.248cm" svg:height="0.248cm" svg:x="19.64cm" svg:y="12.168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2" draw:text-style-name="P2" draw:layer="layout" svg:width="0.249cm" svg:height="0.248cm" svg:x="19.64cm" svg:y="12.168cm" svg:viewBox="0 0 250 249" svg:d="M0 25c0 4 1 8 3 12s5 7 9 9 8 3 12 3h1 200 1c4 0 8-1 12-3s7-5 9-9 3-8 3-12v-1M0 225c0 4 1 8 3 12s5 7 9 9 8 3 12 3h1 200c4 0 8-1 12-3s7-5 9-9 3-8 3-12v-1-200c0-4-1-8-3-12s-5-7-9-9-8-3-12-3h-200-1c-4 0-8 1-12 3s-7 5-9 9-3 8-3 12v1">
              <text:p/>
            </draw:path>
          </draw:g>
          <draw:g>
            <draw:path draw:style-name="gr1" draw:text-style-name="P1" draw:layer="layout" svg:width="0.248cm" svg:height="0.248cm" svg:x="20.515cm" svg:y="12.168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2" draw:text-style-name="P2" draw:layer="layout" svg:width="0.248cm" svg:height="0.248cm" svg:x="20.515cm" svg:y="12.168cm" svg:viewBox="0 0 249 249" svg:d="M0 25c0 4 1 8 3 12s5 7 9 9 8 3 12 3h201c4 0 8-1 12-3s7-5 9-9 3-8 3-12v-1M0 225c0 4 1 8 3 12s5 7 9 9 8 3 12 3h201c4 0 8-1 12-3s7-5 9-9 3-8 3-12v-1-200c0-4-1-8-3-12s-5-7-9-9-8-3-12-3h-201c-4 0-8 1-12 3s-7 5-9 9-3 8-3 12v1">
              <text:p/>
            </draw:path>
          </draw:g>
          <draw:g>
            <draw:path draw:style-name="gr1" draw:text-style-name="P1" draw:layer="layout" svg:width="0.248cm" svg:height="0.248cm" svg:x="20.891cm" svg:y="12.168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2" draw:text-style-name="P2" draw:layer="layout" svg:width="0.248cm" svg:height="0.248cm" svg:x="20.891cm" svg:y="12.168cm" svg:viewBox="0 0 249 249" svg:d="M0 25c0 4 1 8 3 12s5 7 9 9 8 3 12 3h201c4 0 8-1 12-3s7-5 9-9 3-8 3-12v-1M0 225c0 4 1 8 3 12s5 7 9 9 8 3 12 3h201c4 0 8-1 12-3s7-5 9-9 3-8 3-12v-1-200c0-4-1-8-3-12s-5-7-9-9-8-3-12-3h-201c-4 0-8 1-12 3s-7 5-9 9-3 8-3 12v1">
              <text:p/>
            </draw:path>
          </draw:g>
          <draw:frame draw:style-name="gr21" draw:text-style-name="P14" draw:layer="layout" svg:width="1.901cm" svg:height="1.548cm" svg:x="19.398cm" svg:y="12.846cm">
            <draw:text-box>
              <text:p text:style-name="P13"><text:span text:style-name="T2">Warm-up</text:span><text:span text:style-name="T2"><text:line-break/></text:span><text:span text:style-name="T2">platform</text:span><text:span text:style-name="T2"><text:line-break/></text:span><text:span text:style-name="T2"><text:line-break/></text:span><text:span text:style-name="T2"/></text:p>
            </draw:text-box>
          </draw:frame>
          <draw:frame draw:style-name="gr21" draw:text-style-name="P14" draw:layer="layout" svg:width="1.901cm" svg:height="1.548cm" svg:x="19.399cm" svg:y="15.847cm">
            <draw:text-box>
              <text:p text:style-name="P13"><text:span text:style-name="T2">Warm-up</text:span><text:span text:style-name="T2"><text:line-break/></text:span><text:span text:style-name="T2">platform</text:span><text:span text:style-name="T2"><text:line-break/></text:span><text:span text:style-name="T2"><text:line-break/></text:span><text:span text:style-name="T2"/></text:p>
            </draw:text-box>
          </draw:frame>
        </draw:g>
        <draw:g>
          <draw:path draw:style-name="gr1" draw:text-style-name="P1" draw:layer="layout" svg:width="0.249cm" svg:height="0.248cm" svg:x="18.508cm" svg:y="4.206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8.508cm" svg:y="4.206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8.508cm" svg:y="4.581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8.508cm" svg:y="4.581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8.508cm" svg:y="4.956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8.508cm" svg:y="4.956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8.508cm" svg:y="5.331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8.508cm" svg:y="5.331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8.508cm" svg:y="5.706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8.508cm" svg:y="5.706cm" svg:viewBox="0 0 250 250" svg:d="M225 0h-1c-4 0-8 1-12 3s-7 5-9 9-3 8-3 12v1 200 1c0 4 1 8 3 12s5 7 9 9 8 3 12 3h1M25 0h-1c-4 0-8 1-12 3s-7 5-9 9-3 8-3 12v1 200c0 4 1 8 3 12s5 7 9 9 8 3 12 3h1 200 1c4 0 8-1 12-3s7-5 9-9 3-8 3-12v-200-1c0-4-1-8-3-12s-5-7-9-9-8-3-12-3h-1">
            <text:p/>
          </draw:path>
        </draw:g>
        <draw:g>
          <draw:path draw:style-name="gr1" draw:text-style-name="P1" draw:layer="layout" svg:width="0.249cm" svg:height="0.248cm" svg:x="18.508cm" svg:y="7.506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8.508cm" svg:y="7.506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8.508cm" svg:y="7.106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8.508cm" svg:y="7.106cm" svg:viewBox="0 0 250 250" svg:d="M225 0h-1c-4 0-8 1-12 3s-7 5-9 9-3 8-3 12v1 200 1c0 4 1 8 3 12s5 7 9 9 8 3 12 3h1M25 0h-1c-4 0-8 1-12 3s-7 5-9 9-3 8-3 12v1 200c0 4 1 8 3 12s5 7 9 9 8 3 12 3h1 200 1c4 0 8-1 12-3s7-5 9-9 3-8 3-12v-200-1c0-4-1-8-3-12s-5-7-9-9-8-3-12-3h-1">
            <text:p/>
          </draw:path>
        </draw:g>
        <draw:g>
          <draw:path draw:style-name="gr1" draw:text-style-name="P1" draw:layer="layout" svg:width="0.249cm" svg:height="0.248cm" svg:x="18.508cm" svg:y="7.856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8.508cm" svg:y="7.856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8.508cm" svg:y="6.081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8.508cm" svg:y="6.081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8.508cm" svg:y="8.606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8.508cm" svg:y="8.606cm" svg:viewBox="0 0 250 250" svg:d="M225 0h-1c-4 0-8 1-12 3s-7 5-9 9-3 8-3 12v1 200 1c0 4 1 8 3 12s5 7 9 9 8 3 12 3h1M25 0h-1c-4 0-8 1-12 3s-7 5-9 9-3 8-3 12v1 200c0 4 1 8 3 12s5 7 9 9 8 3 12 3h1 200 1c4 0 8-1 12-3s7-5 9-9 3-8 3-12v-200-1c0-4-1-8-3-12s-5-7-9-9-8-3-12-3h-1">
            <text:p/>
          </draw:path>
        </draw:g>
        <draw:g>
          <draw:path draw:style-name="gr1" draw:text-style-name="P1" draw:layer="layout" svg:width="0.249cm" svg:height="0.248cm" svg:x="18.508cm" svg:y="8.206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8.508cm" svg:y="8.206cm" svg:viewBox="0 0 250 250" svg:d="M225 0h-1c-4 0-8 1-12 3s-7 5-9 9-3 8-3 12v1 200 1c0 4 1 8 3 12s5 7 9 9 8 3 12 3h1M25 0h-1c-4 0-8 1-12 3s-7 5-9 9-3 8-3 12v1 200c0 4 1 8 3 12s5 7 9 9 8 3 12 3h1 200 1c4 0 8-1 12-3s7-5 9-9 3-8 3-12v-200-1c0-4-1-8-3-12s-5-7-9-9-8-3-12-3h-1">
            <text:p/>
          </draw:path>
        </draw:g>
        <draw:g>
          <draw:path draw:style-name="gr1" draw:text-style-name="P1" draw:layer="layout" svg:width="0.249cm" svg:height="0.248cm" svg:x="18.508cm" svg:y="8.956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8.508cm" svg:y="8.956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8.508cm" svg:y="3.476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8.508cm" svg:y="3.476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8.508cm" svg:y="3.851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8.508cm" svg:y="3.851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8.508cm" svg:y="10.051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8.508cm" svg:y="10.051cm" svg:viewBox="0 0 250 250" svg:d="M225 0h-1c-4 0-8 1-12 3s-7 5-9 9-3 8-3 12v1 200 1c0 4 1 8 3 12s5 7 9 9 8 3 12 3h1M25 0h-1c-4 0-8 1-12 3s-7 5-9 9-3 8-3 12v1 200c0 4 1 8 3 12s5 7 9 9 8 3 12 3h1 200 1c4 0 8-1 12-3s7-5 9-9 3-8 3-12v-200-1c0-4-1-8-3-12s-5-7-9-9-8-3-12-3h-1">
            <text:p/>
          </draw:path>
        </draw:g>
        <draw:g>
          <draw:path draw:style-name="gr1" draw:text-style-name="P1" draw:layer="layout" svg:width="0.249cm" svg:height="0.248cm" svg:x="18.508cm" svg:y="9.32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8.508cm" svg:y="9.32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8.508cm" svg:y="9.696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8.508cm" svg:y="9.696cm" svg:viewBox="0 0 250 250" svg:d="M225 0h-1c-4 0-8 1-12 3s-7 5-9 9-3 8-3 12v1 200 1c0 4 1 8 3 12s5 7 9 9 8 3 12 3h1M25 0h-1c-4 0-8 1-12 3s-7 5-9 9-3 8-3 12v1 200c0 4 1 8 3 12s5 7 9 9 8 3 12 3h1 200 1c4 0 8-1 12-3s7-5 9-9 3-8 3-12v-200-1c0-4-1-8-3-12s-5-7-9-9-8-3-12-3h-1">
            <text:p/>
          </draw:path>
        </draw:g>
        <draw:g>
          <draw:path draw:style-name="gr1" draw:text-style-name="P1" draw:layer="layout" svg:width="0.248cm" svg:height="0.249cm" draw:transform="rotate (1.5707963267949) translate (20.871cm 4.954cm)" svg:viewBox="0 0 249 250" svg:d="M249 25v-1c0-4-1-8-3-12s-5-7-9-9-8-3-12-3h-1-200c-4 0-8 1-12 3s-7 5-9 9-3 8-3 12v1 199 1c0 4 1 8 3 12s5 7 9 9 8 3 12 3l200 1h1c4 0 8-1 12-3s7-5 9-9 3-8 3-12v-1z">
            <text:p/>
          </draw:path>
          <draw:path draw:style-name="gr2" draw:text-style-name="P2" draw:layer="layout" svg:width="0.248cm" svg:height="0.249cm" draw:transform="rotate (1.5707963267949) translate (20.871cm 4.954cm)" svg:viewBox="0 0 249 250" svg:d="M249 225v-1c0-4-1-8-3-12s-5-7-9-9-8-3-12-3h-201c-4 0-8 1-12 3s-7 5-9 9-3 8-3 12M249 25v-1c0-4-1-8-3-12s-5-7-9-9-8-3-12-3h-200-1c-4 0-8 1-12 3s-7 5-9 9-3 8-3 12v1 199 1c0 4 1 8 3 12s5 7 9 9 8 3 12 3l200 1h1c4 0 8-1 12-3s7-5 9-9 3-8 3-12v-1">
            <text:p/>
          </draw:path>
        </draw:g>
        <draw:g>
          <draw:path draw:style-name="gr1" draw:text-style-name="P1" draw:layer="layout" svg:width="0.248cm" svg:height="0.249cm" draw:transform="rotate (1.5707963267949) translate (20.871cm 4.554cm)" svg:viewBox="0 0 249 250" svg:d="M249 25v-1c0-4-1-8-3-12s-5-7-9-9-8-3-12-3h-1-200c-4 0-8 1-12 3s-7 5-9 9-3 8-3 12v200 1c0 4 1 8 3 12s5 7 9 9 8 3 12 3l200 1h1c4 0 8-1 12-3s7-5 9-9 3-8 3-12v-1z">
            <text:p/>
          </draw:path>
          <draw:path draw:style-name="gr2" draw:text-style-name="P2" draw:layer="layout" svg:width="0.249cm" svg:height="0.249cm" draw:transform="rotate (1.5707963267949) translate (20.871cm 4.554cm)" svg:viewBox="0 0 250 250" svg:d="M250 225v-1c0-4-1-8-3-12s-5-7-9-9-8-3-12-3h-1-200-1c-4 0-8 1-12 3s-7 5-9 9-3 8-3 12M249 25v-1c0-4-1-8-3-12s-5-7-9-9-8-3-12-3h-200-1c-4 0-8 1-12 3s-7 5-9 9-3 8-3 12v200 1c0 4 1 8 3 12s5 7 9 9 8 3 12 3h1l199 1h1c4 0 8-1 12-3s7-5 9-9 3-8 3-12v-1">
            <text:p/>
          </draw:path>
        </draw:g>
        <draw:g>
          <draw:polygon draw:style-name="gr1" draw:text-style-name="P1" draw:layer="layout" svg:width="0.899cm" svg:height="0.499cm" draw:transform="rotate (1.5707963267949) translate (20.496cm 5.179cm)" svg:viewBox="0 0 900 500" draw:points="0,0 0,499 900,500 900,0">
            <text:p/>
          </draw:polygon>
          <draw:polygon draw:style-name="gr2" draw:text-style-name="P2" draw:layer="layout" svg:width="0.899cm" svg:height="0.499cm" draw:transform="rotate (1.5707963267949) translate (20.496cm 5.179cm)" svg:viewBox="0 0 900 500" draw:points="0,0 0,499 900,500 900,0">
            <text:p/>
          </draw:polygon>
        </draw:g>
        <draw:g>
          <draw:path draw:style-name="gr1" draw:text-style-name="P1" draw:layer="layout" svg:width="0.188cm" svg:height="0.215cm" draw:transform="rotate (1.5707963267949) translate (20.585cm 4.875cm)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2" draw:text-style-name="P2" draw:layer="layout" svg:width="0.188cm" svg:height="0.215cm" draw:transform="rotate (1.5707963267949) translate (20.585cm 4.875cm)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g>
          <draw:path draw:style-name="gr1" draw:text-style-name="P1" draw:layer="layout" svg:width="0.248cm" svg:height="0.249cm" draw:transform="rotate (1.5707963267949) translate (20.872cm 5.554cm)" svg:viewBox="0 0 249 250" svg:d="M249 25v-1c0-4-1-8-3-12s-5-7-9-9-8-3-12-3h-1-200c-4 0-8 1-12 3s-7 5-9 9-3 8-3 12v200 1c0 4 1 8 3 12s5 7 9 9 8 3 12 3l200 1h1c4 0 8-1 12-3s7-5 9-9 3-8 3-12v-1z">
            <text:p/>
          </draw:path>
          <draw:path draw:style-name="gr2" draw:text-style-name="P2" draw:layer="layout" svg:width="0.249cm" svg:height="0.249cm" draw:transform="rotate (1.5707963267949) translate (20.872cm 5.554cm)" svg:viewBox="0 0 250 250" svg:d="M250 225v-1c0-4-1-8-3-12s-5-7-9-9-8-3-12-3h-1-200-1c-4 0-8 1-12 3s-7 5-9 9-3 8-3 12M249 25v-1c0-4-1-8-3-12s-5-7-9-9-8-3-12-3h-200-1c-4 0-8 1-12 3s-7 5-9 9-3 8-3 12v200 1c0 4 1 8 3 12s5 7 9 9 8 3 12 3h1l199 1h1c4 0 8-1 12-3s7-5 9-9 3-8 3-12v-1">
            <text:p/>
          </draw:path>
        </draw:g>
        <draw:g>
          <draw:polygon draw:style-name="gr1" draw:text-style-name="P1" draw:layer="layout" svg:width="0.899cm" svg:height="0.499cm" draw:transform="rotate (1.5707963267949) translate (20.497cm 6.079cm)" svg:viewBox="0 0 900 500" draw:points="0,0 0,499 900,500 900,0">
            <text:p/>
          </draw:polygon>
          <draw:polygon draw:style-name="gr2" draw:text-style-name="P2" draw:layer="layout" svg:width="0.899cm" svg:height="0.499cm" draw:transform="rotate (1.5707963267949) translate (20.497cm 6.079cm)" svg:viewBox="0 0 900 500" draw:points="0,0 0,499 900,500 900,0">
            <text:p/>
          </draw:polygon>
        </draw:g>
        <draw:custom-shape draw:style-name="gr29" draw:text-style-name="P17" draw:layer="layout" svg:width="0.501cm" svg:height="0.059cm" draw:transform="rotate (-1.5688764646177) translate (5.462cm 11.4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0" draw:layer="layout" svg:width="1.5cm" svg:height="0.613cm" svg:x="16.074cm" svg:y="14.644cm">
          <draw:text-box>
            <text:p text:style-name="P9"><text:span text:style-name="T2">Chalk</text:span></text:p>
          </draw:text-box>
        </draw:frame>
        <draw:custom-shape draw:style-name="gr30" draw:text-style-name="P17" draw:layer="layout" svg:width="0.5cm" svg:height="0.059cm" draw:transform="rotate (-1.5688764646177) translate (5.462cm 11.96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7" draw:layer="layout" svg:width="0.499cm" svg:height="0.059cm" draw:transform="rotate (-1.5688764646177) translate (5.462cm 12.46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ath draw:style-name="gr1" draw:text-style-name="P1" draw:layer="layout" svg:width="0.298cm" svg:height="0.261cm" draw:transform="rotate (-3.14159265358979) translate (5.665cm 13.58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2" draw:text-style-name="P2" draw:layer="layout" svg:width="0.298cm" svg:height="0.261cm" draw:transform="rotate (-3.14159265358979) translate (5.665cm 13.58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1" draw:text-style-name="P1" draw:layer="layout" svg:width="0.298cm" svg:height="0.261cm" draw:transform="rotate (-3.14159265358979) translate (5.665cm 13.871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2" draw:text-style-name="P2" draw:layer="layout" svg:width="0.298cm" svg:height="0.261cm" draw:transform="rotate (-3.14159265358979) translate (5.665cm 13.871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1" draw:text-style-name="P1" draw:layer="layout" svg:width="0.298cm" svg:height="0.261cm" draw:transform="rotate (-3.14159265358979) translate (5.665cm 14.183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2" draw:text-style-name="P2" draw:layer="layout" svg:width="0.298cm" svg:height="0.261cm" draw:transform="rotate (-3.14159265358979) translate (5.665cm 14.183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1" draw:text-style-name="P1" draw:layer="layout" svg:width="0.298cm" svg:height="0.261cm" draw:transform="rotate (-3.14159265358979) translate (5.665cm 14.50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2" draw:text-style-name="P2" draw:layer="layout" svg:width="0.298cm" svg:height="0.261cm" draw:transform="rotate (-3.14159265358979) translate (5.665cm 14.50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1" draw:text-style-name="P1" draw:layer="layout" svg:width="0.298cm" svg:height="0.261cm" svg:x="8.043cm" svg:y="11.08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2" draw:text-style-name="P2" draw:layer="layout" svg:width="0.298cm" svg:height="0.261cm" draw:transform="rotate (1.5707963267949) translate (8.062cm 11.367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polygon draw:style-name="gr22" draw:text-style-name="P1" draw:layer="layout" svg:width="1.23cm" svg:height="0.499cm" svg:x="7.189cm" svg:y="11.231cm" svg:viewBox="0 0 1231 500" draw:points="0,0 0,499 1231,500 1231,0">
          <text:p/>
        </draw:polygon>
        <draw:path draw:style-name="gr1" draw:text-style-name="P1" draw:layer="layout" svg:width="0.188cm" svg:height="0.215cm" svg:x="8.191cm" svg:y="11.319cm" svg:viewBox="0 0 189 216" svg:d="M0 166l20-59h149l20 59c-33 3-61 4-94 4-34 0-62-1-95-4zM20 107v-101c26-4 48-6 74-6 27 0 49 2 75 6v101zM0 210v-44c33 3 61 4 95 4 33 0 61-1 94-4v44c-33 4-61 6-94 6-34 0-62-2-95-6z">
          <text:p/>
        </draw:path>
        <draw:path draw:style-name="gr2" draw:text-style-name="P2" draw:layer="layout" svg:width="0.188cm" svg:height="0.215cm" draw:transform="rotate (-3.13740386338501) translate (8.27750747392287cm 11.5344586455915cm)" svg:viewBox="0 0 189 216" svg:d="M0 166l20-59h149l20 59c-33 3-61 4-94 4-34 0-62-1-95-4zM20 107v-101c26-4 48-6 74-6 27 0 49 2 75 6v101zM0 210v-44c33 3 61 4 95 4 33 0 61-1 94-4v44c-33 4-61 6-94 6-34 0-62-2-95-6z">
          <text:p/>
        </draw:path>
        <draw:path draw:style-name="gr16" draw:text-style-name="P16" draw:layer="layout" svg:width="0.499cm" svg:height="0.499cm" svg:x="12.702cm" svg:y="10.281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15"><text:span text:style-name="T5">8</text:span></text:p>
        </draw:path>
        <draw:path draw:style-name="gr16" draw:text-style-name="P16" draw:layer="layout" svg:width="0.499cm" svg:height="0.499cm" svg:x="19.935cm" svg:y="4.865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15"><text:span text:style-name="T5">7</text:span></text:p>
        </draw:path>
        <draw:path draw:style-name="gr16" draw:text-style-name="P16" draw:layer="layout" svg:width="0.499cm" svg:height="0.499cm" svg:x="9.393cm" svg:y="6.784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15"><text:span text:style-name="T5">2</text:span></text:p>
        </draw:path>
        <draw:path draw:style-name="gr16" draw:text-style-name="P16" draw:layer="layout" svg:width="0.499cm" svg:height="0.499cm" svg:x="7.846cm" svg:y="8.847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15"><text:span text:style-name="T5">1</text:span></text:p>
        </draw:path>
        <draw:path draw:style-name="gr16" draw:text-style-name="P16" draw:layer="layout" svg:width="0.499cm" svg:height="0.499cm" svg:x="5.689cm" svg:y="4.839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15"><text:span text:style-name="T5">3</text:span></text:p>
        </draw:path>
        <draw:path draw:style-name="gr16" draw:text-style-name="P16" draw:layer="layout" svg:width="0.499cm" svg:height="0.499cm" svg:x="13.532cm" svg:y="4.122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15"><text:span text:style-name="T5">4</text:span></text:p>
        </draw:path>
        <draw:path draw:style-name="gr16" draw:text-style-name="P16" draw:layer="layout" svg:width="0.499cm" svg:height="0.499cm" svg:x="11.138cm" svg:y="6.136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15"><text:span text:style-name="T5">5</text:span></text:p>
        </draw:path>
        <draw:frame draw:style-name="gr13" draw:text-style-name="P22" draw:layer="layout" svg:width="1.638cm" svg:height="0.613cm" svg:x="10.079cm" svg:y="6.394cm">
          <draw:text-box>
            <text:p text:style-name="P21"><text:span text:style-name="T9">Jury</text:span></text:p>
          </draw:text-box>
        </draw:frame>
        <draw:path draw:style-name="gr16" draw:text-style-name="P16" draw:layer="layout" svg:width="0.499cm" svg:height="0.499cm" svg:x="10.768cm" svg:y="7.353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15"><text:span text:style-name="T5">6</text:span></text:p>
        </draw:path>
        <draw:frame draw:style-name="gr13" draw:text-style-name="P22" draw:layer="layout" svg:width="1.638cm" svg:height="0.613cm" svg:x="10.437cm" svg:y="7.254cm">
          <draw:text-box>
            <text:p text:style-name="P21"><text:span text:style-name="T9">Video</text:span></text:p>
          </draw:text-box>
        </draw:frame>
        <draw:g>
          <draw:g>
            <draw:polygon draw:style-name="gr1" draw:text-style-name="P1" draw:layer="layout" svg:width="1.498cm" svg:height="1.248cm" svg:x="14.419cm" svg:y="15.905cm" svg:viewBox="0 0 1499 1249" draw:points="0,1249 1499,1249 1499,0 0,0">
              <text:p/>
            </draw:polygon>
            <draw:polygon draw:style-name="gr2" draw:text-style-name="P2" draw:layer="layout" svg:width="1.498cm" svg:height="1.248cm" svg:x="14.419cm" svg:y="15.905cm" svg:viewBox="0 0 1499 1249" draw:points="0,1249 1499,1249 1499,0 0,0">
              <text:p/>
            </draw:polygon>
          </draw:g>
          <draw:frame draw:style-name="gr6" draw:text-style-name="P6" draw:layer="layout" svg:width="0.282cm" svg:height="1.236cm" svg:x="15.027cm" svg:y="16.226cm">
            <draw:text-box>
              <text:p/>
            </draw:text-box>
          </draw:frame>
          <draw:g>
            <draw:path draw:style-name="gr1" draw:text-style-name="P1" draw:layer="layout" svg:width="0.248cm" svg:height="0.249cm" svg:x="14.294cm" svg:y="17.53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2" draw:text-style-name="P2" draw:layer="layout" svg:width="0.248cm" svg:height="0.249cm" svg:x="14.294cm" svg:y="17.53cm" svg:viewBox="0 0 249 250" svg:d="M0 225v-1c0-4 1-8 3-12s5-7 9-9 8-3 12-3h1 200c4 0 8 1 12 3s7 5 9 9 3 8 3 12v1M0 25v-1c0-4 1-8 3-12s5-7 9-9 8-3 12-3h1 200c4 0 8 1 12 3s7 5 9 9 3 8 3 12v1 200 1c0 4-1 8-3 12s-5 7-9 9-8 3-12 3h-200-1c-4 0-8-1-12-3s-7-5-9-9-3-8-3-12v-1">
              <text:p/>
            </draw:path>
          </draw:g>
          <draw:g>
            <draw:path draw:style-name="gr1" draw:text-style-name="P1" draw:layer="layout" svg:width="0.248cm" svg:height="0.249cm" svg:x="14.669cm" svg:y="17.53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2" draw:text-style-name="P2" draw:layer="layout" svg:width="0.248cm" svg:height="0.249cm" svg:x="14.669cm" svg:y="17.53cm" svg:viewBox="0 0 249 250" svg:d="M0 225v-1c0-4 1-8 3-12s5-7 9-9 8-3 12-3h200 1c4 0 8 1 12 3s7 5 9 9 3 8 3 12v1M0 25v-1c0-4 1-8 3-12s5-7 9-9 8-3 12-3h1 200c4 0 8 1 12 3s7 5 9 9 3 8 3 12v1 200 1c0 4-1 8-3 12s-5 7-9 9-8 3-12 3h-1-200c-4 0-8-1-12-3s-7-5-9-9-3-8-3-12v-1">
              <text:p/>
            </draw:path>
          </draw:g>
          <draw:g>
            <draw:path draw:style-name="gr1" draw:text-style-name="P1" draw:layer="layout" svg:width="0.248cm" svg:height="0.249cm" svg:x="15.544cm" svg:y="17.53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2" draw:text-style-name="P2" draw:layer="layout" svg:width="0.248cm" svg:height="0.249cm" svg:x="15.544cm" svg:y="17.53cm" svg:viewBox="0 0 249 250" svg:d="M0 225v-1c0-4 1-8 3-12s5-7 9-9 8-3 12-3h201c4 0 8 1 12 3s7 5 9 9 3 8 3 12v1M0 25v-1c0-4 1-8 3-12s5-7 9-9 8-3 12-3h201c4 0 8 1 12 3s7 5 9 9 3 8 3 12v1 200 1c0 4-1 8-3 12s-5 7-9 9-8 3-12 3h-201c-4 0-8-1-12-3s-7-5-9-9-3-8-3-12v-1">
              <text:p/>
            </draw:path>
          </draw:g>
          <draw:g>
            <draw:path draw:style-name="gr1" draw:text-style-name="P1" draw:layer="layout" svg:width="0.248cm" svg:height="0.249cm" svg:x="15.919cm" svg:y="17.53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2" draw:text-style-name="P2" draw:layer="layout" svg:width="0.248cm" svg:height="0.249cm" svg:x="15.919cm" svg:y="17.53cm" svg:viewBox="0 0 249 250" svg:d="M0 225v-1c0-4 1-8 3-12s5-7 9-9 8-3 12-3h201c4 0 8 1 12 3s7 5 9 9 3 8 3 12v1M0 25v-1c0-4 1-8 3-12s5-7 9-9 8-3 12-3h201c4 0 8 1 12 3s7 5 9 9 3 8 3 12v1 200 1c0 4-1 8-3 12s-5 7-9 9-8 3-12 3h-201c-4 0-8-1-12-3s-7-5-9-9-3-8-3-12v-1">
              <text:p/>
            </draw:path>
          </draw:g>
          <draw:g>
            <draw:path draw:style-name="gr1" draw:text-style-name="P1" draw:layer="layout" svg:width="0.148cm" svg:height="0.131cm" svg:x="13.98cm" svg:y="14.852cm" svg:viewBox="0 0 149 132" svg:d="M0 66c1 11 4 20 10 29 6 12 15 20 27 27s24 10 38 10c13 0 25-3 37-10s21-15 27-27c6-9 9-18 10-29-1-11-4-20-10-29-6-12-15-20-27-27s-24-10-38-10c-13 0-25 3-37 10s-21 15-27 27c-6 9-9 18-10 29z">
              <text:p/>
            </draw:path>
            <draw:path draw:style-name="gr2" draw:text-style-name="P2" draw:layer="layout" svg:width="0.148cm" svg:height="0.134cm" svg:x="13.98cm" svg:y="14.852cm" svg:viewBox="0 0 149 135" svg:d="M0 67c1 11 4 20 10 29 6 12 15 20 27 27s24 10 38 10c13 0 25-3 37-10s21-15 27-27c6-9 9-18 10-29-1-11-4-20-10-29-6-12-15-20-27-27s-24-10-38-10c-13 0-25 3-37 10s-21 15-27 27c-6 9-9 18-10 29zM7 67c0 12 3 23 9 34s14 18 25 24c11 7 21 10 34 10 12 0 22-3 33-10 11-6 19-13 25-24s9-22 9-34-3-23-9-34-14-18-25-24c-11-7-21-9-34-9-12 0-22 2-33 9-11 6-19 13-25 24s-9 22-9 34z">
              <text:p/>
            </draw:path>
          </draw:g>
          <draw:frame draw:style-name="gr21" draw:text-style-name="P14" draw:layer="layout" svg:width="1.901cm" svg:height="1.548cm" svg:x="14.36cm" svg:y="15.849cm">
            <draw:text-box>
              <text:p text:style-name="P13"><text:span text:style-name="T2">Warm-up</text:span><text:span text:style-name="T2"><text:line-break/></text:span><text:span text:style-name="T2">platform</text:span><text:span text:style-name="T2"><text:line-break/></text:span><text:span text:style-name="T2"><text:line-break/></text:span><text:span text:style-name="T2"/></text:p>
            </draw:text-box>
          </draw:frame>
          <draw:g>
            <draw:polygon draw:style-name="gr1" draw:text-style-name="P1" draw:layer="controls" svg:width="1.498cm" svg:height="1.248cm" svg:x="14.323cm" svg:y="12.924cm" svg:viewBox="0 0 1499 1249" draw:points="0,1249 1499,1249 1499,0 0,0">
              <text:p/>
            </draw:polygon>
            <draw:polygon draw:style-name="gr2" draw:text-style-name="P2" draw:layer="controls" svg:width="1.498cm" svg:height="1.248cm" svg:x="14.323cm" svg:y="12.924cm" svg:viewBox="0 0 1499 1249" draw:points="0,1249 1499,1249 1499,0 0,0">
              <text:p/>
            </draw:polygon>
          </draw:g>
          <draw:frame draw:style-name="gr6" draw:text-style-name="P6" draw:layer="controls" svg:width="0.282cm" svg:height="1.236cm" svg:x="14.931cm" svg:y="13.244cm">
            <draw:text-box>
              <text:p/>
            </draw:text-box>
          </draw:frame>
          <draw:g>
            <draw:path draw:style-name="gr1" draw:text-style-name="P1" draw:layer="controls" svg:width="0.248cm" svg:height="0.248cm" svg:x="14.141cm" svg:y="12.152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2" draw:text-style-name="P2" draw:layer="controls" svg:width="0.249cm" svg:height="0.248cm" svg:x="14.141cm" svg:y="12.152cm" svg:viewBox="0 0 250 249" svg:d="M0 25c0 4 1 8 3 12s5 7 9 9 8 3 12 3h1 200 1c4 0 8-1 12-3s7-5 9-9 3-8 3-12v-1M0 225c0 4 1 8 3 12s5 7 9 9 8 3 12 3h1 200c4 0 8-1 12-3s7-5 9-9 3-8 3-12v-1-200c0-4-1-8-3-12s-5-7-9-9-8-3-12-3h-200-1c-4 0-8 1-12 3s-7 5-9 9-3 8-3 12v1">
              <text:p/>
            </draw:path>
          </draw:g>
          <draw:g>
            <draw:path draw:style-name="gr1" draw:text-style-name="P1" draw:layer="controls" svg:width="0.248cm" svg:height="0.248cm" svg:x="14.516cm" svg:y="12.152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2" draw:text-style-name="P2" draw:layer="controls" svg:width="0.249cm" svg:height="0.248cm" svg:x="14.516cm" svg:y="12.152cm" svg:viewBox="0 0 250 249" svg:d="M0 25c0 4 1 8 3 12s5 7 9 9 8 3 12 3h1 200 1c4 0 8-1 12-3s7-5 9-9 3-8 3-12v-1M0 225c0 4 1 8 3 12s5 7 9 9 8 3 12 3h1 200c4 0 8-1 12-3s7-5 9-9 3-8 3-12v-1-200c0-4-1-8-3-12s-5-7-9-9-8-3-12-3h-200-1c-4 0-8 1-12 3s-7 5-9 9-3 8-3 12v1">
              <text:p/>
            </draw:path>
          </draw:g>
          <draw:g>
            <draw:path draw:style-name="gr1" draw:text-style-name="P1" draw:layer="controls" svg:width="0.248cm" svg:height="0.248cm" svg:x="15.391cm" svg:y="12.152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2" draw:text-style-name="P2" draw:layer="controls" svg:width="0.248cm" svg:height="0.248cm" svg:x="15.391cm" svg:y="12.152cm" svg:viewBox="0 0 249 249" svg:d="M0 25c0 4 1 8 3 12s5 7 9 9 8 3 12 3h201c4 0 8-1 12-3s7-5 9-9 3-8 3-12v-1M0 225c0 4 1 8 3 12s5 7 9 9 8 3 12 3h201c4 0 8-1 12-3s7-5 9-9 3-8 3-12v-1-200c0-4-1-8-3-12s-5-7-9-9-8-3-12-3h-201c-4 0-8 1-12 3s-7 5-9 9-3 8-3 12v1">
              <text:p/>
            </draw:path>
          </draw:g>
          <draw:g>
            <draw:path draw:style-name="gr1" draw:text-style-name="P1" draw:layer="controls" svg:width="0.248cm" svg:height="0.248cm" svg:x="15.767cm" svg:y="12.152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2" draw:text-style-name="P2" draw:layer="controls" svg:width="0.248cm" svg:height="0.248cm" svg:x="15.767cm" svg:y="12.152cm" svg:viewBox="0 0 249 249" svg:d="M0 25c0 4 1 8 3 12s5 7 9 9 8 3 12 3h201c4 0 8-1 12-3s7-5 9-9 3-8 3-12v-1M0 225c0 4 1 8 3 12s5 7 9 9 8 3 12 3h201c4 0 8-1 12-3s7-5 9-9 3-8 3-12v-1-200c0-4-1-8-3-12s-5-7-9-9-8-3-12-3h-201c-4 0-8 1-12 3s-7 5-9 9-3 8-3 12v1">
              <text:p/>
            </draw:path>
          </draw:g>
          <draw:frame draw:style-name="gr21" draw:text-style-name="P14" draw:layer="controls" svg:width="1.901cm" svg:height="1.548cm" svg:x="14.261cm" svg:y="12.914cm">
            <draw:text-box>
              <text:p text:style-name="P13"><text:span text:style-name="T2">Warm-up</text:span><text:span text:style-name="T2"><text:line-break/></text:span><text:span text:style-name="T2">platform</text:span><text:span text:style-name="T2"><text:line-break/></text:span><text:span text:style-name="T2"><text:line-break/></text:span><text:span text:style-name="T2"/></text:p>
            </draw:text-box>
          </draw:frame>
        </draw:g>
        <draw:g>
          <draw:g>
            <draw:polygon draw:style-name="gr1" draw:text-style-name="P1" draw:layer="controls" svg:width="1.498cm" svg:height="1.248cm" svg:x="9.1cm" svg:y="12.951cm" svg:viewBox="0 0 1499 1249" draw:points="0,1249 1499,1249 1499,0 0,0">
              <text:p/>
            </draw:polygon>
            <draw:polygon draw:style-name="gr2" draw:text-style-name="P2" draw:layer="controls" svg:width="1.498cm" svg:height="1.248cm" svg:x="9.1cm" svg:y="12.951cm" svg:viewBox="0 0 1499 1249" draw:points="0,1249 1499,1249 1499,0 0,0">
              <text:p/>
            </draw:polygon>
          </draw:g>
          <draw:frame draw:style-name="gr6" draw:text-style-name="P6" draw:layer="controls" svg:width="0.282cm" svg:height="1.236cm" svg:x="9.708cm" svg:y="13.271cm">
            <draw:text-box>
              <text:p/>
            </draw:text-box>
          </draw:frame>
          <draw:g>
            <draw:polygon draw:style-name="gr1" draw:text-style-name="P1" draw:layer="controls" svg:width="1.498cm" svg:height="1.248cm" svg:x="9.141cm" svg:y="15.879cm" svg:viewBox="0 0 1499 1249" draw:points="0,1249 1499,1249 1499,0 0,0">
              <text:p/>
            </draw:polygon>
            <draw:polygon draw:style-name="gr2" draw:text-style-name="P2" draw:layer="controls" svg:width="1.498cm" svg:height="1.248cm" svg:x="9.141cm" svg:y="15.879cm" svg:viewBox="0 0 1499 1249" draw:points="0,1249 1499,1249 1499,0 0,0">
              <text:p/>
            </draw:polygon>
          </draw:g>
          <draw:g>
            <draw:path draw:style-name="gr1" draw:text-style-name="P1" draw:layer="controls" svg:width="0.248cm" svg:height="0.249cm" svg:x="9.016cm" svg:y="17.50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2" draw:text-style-name="P2" draw:layer="controls" svg:width="0.249cm" svg:height="0.249cm" svg:x="9.016cm" svg:y="17.504cm" svg:viewBox="0 0 250 250" svg:d="M0 225v-1c0-4 1-8 3-12s5-7 9-9 8-3 12-3h1 200 1c4 0 8 1 12 3s7 5 9 9 3 8 3 12v1M0 25v-1c0-4 1-8 3-12s5-7 9-9 8-3 12-3h1 200c4 0 8 1 12 3s7 5 9 9 3 8 3 12v1 200 1c0 4-1 8-3 12s-5 7-9 9-8 3-12 3h-1-199-1c-4 0-8-1-12-3s-7-5-9-9-3-8-3-12v-1">
              <text:p/>
            </draw:path>
          </draw:g>
          <draw:g>
            <draw:path draw:style-name="gr1" draw:text-style-name="P1" draw:layer="controls" svg:width="0.248cm" svg:height="0.249cm" svg:x="9.391cm" svg:y="17.50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2" draw:text-style-name="P2" draw:layer="controls" svg:width="0.249cm" svg:height="0.249cm" svg:x="9.391cm" svg:y="17.504cm" svg:viewBox="0 0 250 250" svg:d="M0 225v-1c0-4 1-8 3-12s5-7 9-9 8-3 12-3h1 200 1c4 0 8 1 12 3s7 5 9 9 3 8 3 12v1M0 25v-1c0-4 1-8 3-12s5-7 9-9 8-3 12-3h1 200c4 0 8 1 12 3s7 5 9 9 3 8 3 12v1 200 1c0 4-1 8-3 12s-5 7-9 9-8 3-12 3h-200-1c-4 0-8-1-12-3s-7-5-9-9-3-8-3-12v-1">
              <text:p/>
            </draw:path>
          </draw:g>
          <draw:g>
            <draw:path draw:style-name="gr1" draw:text-style-name="P1" draw:layer="controls" svg:width="0.248cm" svg:height="0.249cm" svg:x="10.266cm" svg:y="17.50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2" draw:text-style-name="P2" draw:layer="controls" svg:width="0.248cm" svg:height="0.249cm" svg:x="10.266cm" svg:y="17.504cm" svg:viewBox="0 0 249 250" svg:d="M0 225v-1c0-4 1-8 3-12s5-7 9-9 8-3 12-3h1 200c4 0 8 1 12 3s7 5 9 9 3 8 3 12v1M0 25v-1c0-4 1-8 3-12s5-7 9-9 8-3 12-3h1 200c4 0 8 1 12 3s7 5 9 9 3 8 3 12v1 200 1c0 4-1 8-3 12s-5 7-9 9-8 3-12 3h-200-1c-4 0-8-1-12-3s-7-5-9-9-3-8-3-12v-1">
              <text:p/>
            </draw:path>
          </draw:g>
          <draw:g>
            <draw:path draw:style-name="gr1" draw:text-style-name="P1" draw:layer="controls" svg:width="0.248cm" svg:height="0.249cm" svg:x="10.641cm" svg:y="17.50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2" draw:text-style-name="P2" draw:layer="controls" svg:width="0.248cm" svg:height="0.249cm" svg:x="10.641cm" svg:y="17.504cm" svg:viewBox="0 0 249 250" svg:d="M0 225v-1c0-4 1-8 3-12s5-7 9-9 8-3 12-3h1 200c4 0 8 1 12 3s7 5 9 9 3 8 3 12v1M0 25v-1c0-4 1-8 3-12s5-7 9-9 8-3 12-3h1 200c4 0 8 1 12 3s7 5 9 9 3 8 3 12v1 200 1c0 4-1 8-3 12s-5 7-9 9-8 3-12 3h-200-1c-4 0-8-1-12-3s-7-5-9-9-3-8-3-12v-1">
              <text:p/>
            </draw:path>
          </draw:g>
          <draw:g>
            <draw:path draw:style-name="gr1" draw:text-style-name="P1" draw:layer="controls" svg:width="0.248cm" svg:height="0.248cm" svg:x="8.918cm" svg:y="12.179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2" draw:text-style-name="P2" draw:layer="controls" svg:width="0.249cm" svg:height="0.248cm" svg:x="8.918cm" svg:y="12.179cm" svg:viewBox="0 0 250 249" svg:d="M0 25c0 4 1 8 3 12s5 7 9 9 8 3 12 3h1 200 1c4 0 8-1 12-3s7-5 9-9 3-8 3-12v-1M0 225c0 4 1 8 3 12s5 7 9 9 8 3 12 3h1 200c4 0 8-1 12-3s7-5 9-9 3-8 3-12v-1-200c0-4-1-8-3-12s-5-7-9-9-8-3-12-3h-200-1c-4 0-8 1-12 3s-7 5-9 9-3 8-3 12v1">
              <text:p/>
            </draw:path>
          </draw:g>
          <draw:g>
            <draw:path draw:style-name="gr1" draw:text-style-name="P1" draw:layer="controls" svg:width="0.248cm" svg:height="0.248cm" svg:x="9.293cm" svg:y="12.179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2" draw:text-style-name="P2" draw:layer="controls" svg:width="0.249cm" svg:height="0.248cm" svg:x="9.293cm" svg:y="12.179cm" svg:viewBox="0 0 250 249" svg:d="M0 25c0 4 1 8 3 12s5 7 9 9 8 3 12 3h1 200 1c4 0 8-1 12-3s7-5 9-9 3-8 3-12v-1M0 225c0 4 1 8 3 12s5 7 9 9 8 3 12 3h1 200c4 0 8-1 12-3s7-5 9-9 3-8 3-12v-1-200c0-4-1-8-3-12s-5-7-9-9-8-3-12-3h-200-1c-4 0-8 1-12 3s-7 5-9 9-3 8-3 12v1">
              <text:p/>
            </draw:path>
          </draw:g>
          <draw:g>
            <draw:path draw:style-name="gr1" draw:text-style-name="P1" draw:layer="controls" svg:width="0.248cm" svg:height="0.248cm" svg:x="10.168cm" svg:y="12.179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2" draw:text-style-name="P2" draw:layer="controls" svg:width="0.248cm" svg:height="0.248cm" svg:x="10.168cm" svg:y="12.179cm" svg:viewBox="0 0 249 249" svg:d="M0 25c0 4 1 8 3 12s5 7 9 9 8 3 12 3h201c4 0 8-1 12-3s7-5 9-9 3-8 3-12v-1M0 225c0 4 1 8 3 12s5 7 9 9 8 3 12 3h201c4 0 8-1 12-3s7-5 9-9 3-8 3-12v-1-200c0-4-1-8-3-12s-5-7-9-9-8-3-12-3h-201c-4 0-8 1-12 3s-7 5-9 9-3 8-3 12v1">
              <text:p/>
            </draw:path>
          </draw:g>
          <draw:g>
            <draw:path draw:style-name="gr1" draw:text-style-name="P1" draw:layer="controls" svg:width="0.248cm" svg:height="0.248cm" svg:x="10.544cm" svg:y="12.179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2" draw:text-style-name="P2" draw:layer="controls" svg:width="0.248cm" svg:height="0.248cm" svg:x="10.544cm" svg:y="12.179cm" svg:viewBox="0 0 249 249" svg:d="M0 25c0 4 1 8 3 12s5 7 9 9 8 3 12 3h201c4 0 8-1 12-3s7-5 9-9 3-8 3-12v-1M0 225c0 4 1 8 3 12s5 7 9 9 8 3 12 3h201c4 0 8-1 12-3s7-5 9-9 3-8 3-12v-1-200c0-4-1-8-3-12s-5-7-9-9-8-3-12-3h-201c-4 0-8 1-12 3s-7 5-9 9-3 8-3 12v1">
              <text:p/>
            </draw:path>
          </draw:g>
          <draw:frame draw:style-name="gr21" draw:text-style-name="P14" draw:layer="controls" svg:width="1.901cm" svg:height="1.548cm" svg:x="9.038cm" svg:y="12.941cm">
            <draw:text-box>
              <text:p text:style-name="P13"><text:span text:style-name="T2">Warm-up</text:span><text:span text:style-name="T2"><text:line-break/></text:span><text:span text:style-name="T2">platform</text:span><text:span text:style-name="T2"><text:line-break/></text:span><text:span text:style-name="T2"><text:line-break/></text:span><text:span text:style-name="T2"/></text:p>
            </draw:text-box>
          </draw:frame>
          <draw:frame draw:style-name="gr21" draw:text-style-name="P14" draw:layer="controls" svg:width="1.901cm" svg:height="1.548cm" svg:x="9.096cm" svg:y="15.824cm">
            <draw:text-box>
              <text:p text:style-name="P13"><text:span text:style-name="T2">Warm-up</text:span><text:span text:style-name="T2"><text:line-break/></text:span><text:span text:style-name="T2">platform</text:span><text:span text:style-name="T2"><text:line-break/></text:span><text:span text:style-name="T2"><text:line-break/></text:span><text:span text:style-name="T2"/></text:p>
            </draw:text-box>
          </draw:frame>
        </draw:g>
        <draw:frame draw:style-name="gr31" draw:text-style-name="P12" draw:layer="layout" svg:width="2.249cm" svg:height="0.613cm" svg:x="19.875cm" svg:y="5.267cm">
          <draw:text-box>
            <text:p text:style-name="P11"><text:span text:style-name="T9">Secretary</text:span></text:p>
          </draw:text-box>
        </draw:frame>
        <draw:path draw:style-name="gr16" draw:text-style-name="P16" draw:layer="controls" svg:width="0.499cm" svg:height="0.499cm" svg:x="17.031cm" svg:y="10.974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15"><text:span text:style-name="T5">11</text:span></text:p>
        </draw:path>
        <draw:custom-shape draw:style-name="gr29" draw:text-style-name="P17" draw:layer="controls" svg:width="0.501cm" svg:height="0.059cm" draw:transform="rotate (3.13496040243221) translate (17.976cm 10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7" draw:layer="controls" svg:width="0.5cm" svg:height="0.059cm" draw:transform="rotate (3.13496040243221) translate (17.475cm 10.9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7" draw:layer="controls" svg:width="0.499cm" svg:height="0.059cm" draw:transform="rotate (3.13496040243221) translate (16.975cm 10.931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5f_1" draw:display-name="Dash_1" draw:style="rect" draw:dots1="1" draw:dots1-length="600%" draw:dots2="1" draw:dots2-length="600%" draw:distance="30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fr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1-29T22:19:36.827000000</dc:date>
    <meta:generator>LibreOffice/7.4.2.3$Windows_X86_64 LibreOffice_project/382eef1f22670f7f4118c8c2dd222ec7ad009daf</meta:generator>
    <meta:editing-duration>PT17H53M38S</meta:editing-duration>
    <meta:editing-cycles>9</meta:editing-cycles>
    <meta:document-statistic meta:object-count="595"/>
  </office:meta>
</office:document-meta>
</file>